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Courier New" svg:font-family="'Courier New'"/>
    <style:font-face style:name="Mangal1" svg:font-family="Mangal"/>
    <style:font-face style:name="Times New Roman1" svg:font-family="'Times New Roman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daa5f" officeooo:paragraph-rsid="000daa5f" style:font-size-asian="12.25pt" style:font-size-complex="14pt"/>
    </style:style>
    <style:style style:name="P2" style:family="paragraph" style:parent-style-name="Standard">
      <style:text-properties fo:font-size="14pt" officeooo:paragraph-rsid="0032ea97" style:font-size-asian="14pt" style:font-size-complex="14pt"/>
    </style:style>
    <style:style style:name="P3" style:family="paragraph" style:parent-style-name="Standard">
      <style:text-properties officeooo:paragraph-rsid="000daa5f"/>
    </style:style>
    <style:style style:name="P4" style:family="paragraph" style:parent-style-name="Standard">
      <style:text-properties fo:font-size="18pt" fo:font-weight="bold" officeooo:rsid="000daa5f" officeooo:paragraph-rsid="000daa5f" style:font-size-asian="15.75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0daa5f" officeooo:paragraph-rsid="00168eda" style:font-size-asian="15.75pt" style:font-weight-asian="bold" style:font-size-complex="18pt" style:font-weight-complex="bold"/>
    </style:style>
    <style:style style:name="P6" style:family="paragraph" style:parent-style-name="Standard">
      <style:text-properties fo:font-size="18pt" style:text-underline-style="solid" style:text-underline-width="auto" style:text-underline-color="font-color" fo:font-weight="bold" officeooo:rsid="000daa5f" officeooo:paragraph-rsid="000daa5f" style:font-size-asian="15.75pt" style:font-weight-asian="bold" style:font-size-complex="18pt" style:font-weight-complex="bold"/>
    </style:style>
    <style:style style:name="P7" style:family="paragraph" style:parent-style-name="Standard">
      <style:text-properties fo:font-size="18pt" style:text-underline-style="solid" style:text-underline-width="auto" style:text-underline-color="font-color" fo:font-weight="bold" officeooo:rsid="000daa5f" officeooo:paragraph-rsid="001337e2" style:font-size-asian="15.75pt" style:font-weight-asian="bold" style:font-size-complex="18pt" style:font-weight-complex="bold"/>
    </style:style>
    <style:style style:name="P8" style:family="paragraph" style:parent-style-name="Standard">
      <style:text-properties fo:font-size="18pt" style:text-underline-style="solid" style:text-underline-width="auto" style:text-underline-color="font-color" fo:font-weight="bold" officeooo:rsid="000daa5f" officeooo:paragraph-rsid="0014995c" style:font-size-asian="15.75pt" style:font-weight-asian="bold" style:font-size-complex="18pt" style:font-weight-complex="bold"/>
    </style:style>
    <style:style style:name="P9" style:family="paragraph" style:parent-style-name="Standard">
      <style:text-properties fo:font-size="18pt" style:text-underline-style="solid" style:text-underline-width="auto" style:text-underline-color="font-color" fo:font-weight="bold" officeooo:rsid="000daa5f" officeooo:paragraph-rsid="00168eda" style:font-size-asian="15.75pt" style:font-weight-asian="bold" style:font-size-complex="18pt" style:font-weight-complex="bold"/>
    </style:style>
    <style:style style:name="P10" style:family="paragraph" style:parent-style-name="Standard">
      <style:text-properties fo:font-size="18pt" style:text-underline-style="solid" style:text-underline-width="auto" style:text-underline-color="font-color" fo:font-weight="bold" officeooo:rsid="000daa5f" officeooo:paragraph-rsid="00197896" style:font-size-asian="15.75pt" style:font-weight-asian="bold" style:font-size-complex="18pt" style:font-weight-complex="bold"/>
    </style:style>
    <style:style style:name="P11" style:family="paragraph" style:parent-style-name="Standard">
      <style:text-properties fo:font-size="18pt" style:text-underline-style="solid" style:text-underline-width="auto" style:text-underline-color="font-color" fo:font-weight="bold" officeooo:rsid="000daa5f" officeooo:paragraph-rsid="001dd4e8" style:font-size-asian="15.75pt" style:font-weight-asian="bold" style:font-size-complex="18pt" style:font-weight-complex="bold"/>
    </style:style>
    <style:style style:name="P12" style:family="paragraph" style:parent-style-name="Standard">
      <style:text-properties fo:font-weight="bold" officeooo:rsid="000daa5f" officeooo:paragraph-rsid="0014995c" style:font-weight-asian="bold" style:font-weight-complex="bold"/>
    </style:style>
    <style:style style:name="P13" style:family="paragraph" style:parent-style-name="Standard">
      <style:text-properties fo:font-weight="bold" officeooo:rsid="000daa5f" officeooo:paragraph-rsid="001337e2" style:font-weight-asian="bold" style:font-weight-complex="bold"/>
    </style:style>
    <style:style style:name="P14" style:family="paragraph" style:parent-style-name="Standard">
      <style:text-properties fo:font-weight="bold" officeooo:paragraph-rsid="00374497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0daa5f" officeooo:paragraph-rsid="000daa5f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0daa5f" officeooo:paragraph-rsid="001337e2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0daa5f" officeooo:paragraph-rsid="0014995c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0daa5f" officeooo:paragraph-rsid="00168eda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0daa5f" officeooo:paragraph-rsid="00197896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0f3439" officeooo:paragraph-rsid="000f3439" style:font-weight-asian="bold" style:font-weight-complex="bold"/>
    </style:style>
    <style:style style:name="P21" style:family="paragraph" style:parent-style-name="Standard">
      <style:text-properties style:text-underline-style="solid" style:text-underline-width="auto" style:text-underline-color="font-color" fo:font-weight="bold" officeooo:rsid="000f3439" officeooo:paragraph-rsid="001337e2" style:font-weight-asian="bold" style:font-weight-complex="bold"/>
    </style:style>
    <style:style style:name="P22" style:family="paragraph" style:parent-style-name="Standard">
      <style:text-properties style:text-underline-style="solid" style:text-underline-width="auto" style:text-underline-color="font-color" fo:font-weight="bold" officeooo:rsid="000f3439" officeooo:paragraph-rsid="0014995c" style:font-weight-asian="bold" style:font-weight-complex="bold"/>
    </style:style>
    <style:style style:name="P23" style:family="paragraph" style:parent-style-name="Standard">
      <style:text-properties style:text-underline-style="solid" style:text-underline-width="auto" style:text-underline-color="font-color" fo:font-weight="bold" officeooo:rsid="000f3439" officeooo:paragraph-rsid="00168eda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 fo:font-weight="bold" officeooo:rsid="000f3439" officeooo:paragraph-rsid="00197896" style:font-weight-asian="bold" style:font-weight-complex="bold"/>
    </style:style>
    <style:style style:name="P25" style:family="paragraph" style:parent-style-name="Standard">
      <style:text-properties style:text-underline-style="solid" style:text-underline-width="auto" style:text-underline-color="font-color" fo:font-weight="bold" officeooo:rsid="00111a98" officeooo:paragraph-rsid="00111a98" style:font-weight-asian="bold" style:font-weight-complex="bold"/>
    </style:style>
    <style:style style:name="P26" style:family="paragraph" style:parent-style-name="Standard">
      <style:text-properties style:text-underline-style="solid" style:text-underline-width="auto" style:text-underline-color="font-color" fo:font-weight="bold" officeooo:rsid="00111a98" officeooo:paragraph-rsid="002243eb" style:font-weight-asian="bold" style:font-weight-complex="bold"/>
    </style:style>
    <style:style style:name="P27" style:family="paragraph" style:parent-style-name="Standard">
      <style:text-properties style:text-underline-style="solid" style:text-underline-width="auto" style:text-underline-color="font-color" fo:font-weight="bold" officeooo:rsid="00115ba6" officeooo:paragraph-rsid="00115ba6" style:font-weight-asian="bold" style:font-weight-complex="bold"/>
    </style:style>
    <style:style style:name="P28" style:family="paragraph" style:parent-style-name="Standard">
      <style:text-properties style:text-underline-style="solid" style:text-underline-width="auto" style:text-underline-color="font-color" fo:font-weight="bold" officeooo:rsid="0022bbac" officeooo:paragraph-rsid="002442d4" style:font-weight-asian="bold" style:font-weight-complex="bold"/>
    </style:style>
    <style:style style:name="P29" style:family="paragraph" style:parent-style-name="Standard">
      <style:text-properties style:text-underline-style="solid" style:text-underline-width="auto" style:text-underline-color="font-color" fo:font-weight="bold" officeooo:rsid="0022bbac" officeooo:paragraph-rsid="0025e5c8" style:font-weight-asian="bold" style:font-weight-complex="bold"/>
    </style:style>
    <style:style style:name="P30" style:family="paragraph" style:parent-style-name="Standard">
      <style:text-properties style:text-underline-style="solid" style:text-underline-width="auto" style:text-underline-color="font-color" fo:font-weight="bold" officeooo:rsid="0025e5c8" officeooo:paragraph-rsid="0025e5c8" style:font-weight-asian="bold" style:font-weight-complex="bold"/>
    </style:style>
    <style:style style:name="P31" style:family="paragraph" style:parent-style-name="Standard">
      <style:text-properties style:text-underline-style="solid" style:text-underline-width="auto" style:text-underline-color="font-color" fo:font-weight="bold" officeooo:rsid="002c2551" officeooo:paragraph-rsid="002c2551" style:font-weight-asian="bold" style:font-weight-complex="bold"/>
    </style:style>
    <style:style style:name="P32" style:family="paragraph" style:parent-style-name="Standard">
      <style:text-properties style:text-underline-style="solid" style:text-underline-width="auto" style:text-underline-color="font-color" fo:font-weight="bold" officeooo:rsid="002cf911" officeooo:paragraph-rsid="002cf911" style:font-weight-asian="bold" style:font-weight-complex="bold"/>
    </style:style>
    <style:style style:name="P33" style:family="paragraph" style:parent-style-name="Standard">
      <style:text-properties fo:language="en" fo:country="US" style:text-underline-style="solid" style:text-underline-width="auto" style:text-underline-color="font-color" fo:font-weight="bold" officeooo:rsid="00115ba6" officeooo:paragraph-rsid="00115ba6" style:font-weight-asian="bold" style:font-weight-complex="bold"/>
    </style:style>
    <style:style style:name="P34" style:family="paragraph" style:parent-style-name="Standard">
      <style:text-properties fo:language="en" fo:country="US" style:text-underline-style="solid" style:text-underline-width="auto" style:text-underline-color="font-color" fo:font-weight="bold" officeooo:rsid="001337e2" officeooo:paragraph-rsid="001337e2" style:font-weight-asian="bold" style:font-weight-complex="bold"/>
    </style:style>
    <style:style style:name="P35" style:family="paragraph" style:parent-style-name="Standard">
      <style:text-properties fo:language="en" fo:country="US" style:text-underline-style="solid" style:text-underline-width="auto" style:text-underline-color="font-color" fo:font-weight="bold" officeooo:rsid="001337e2" officeooo:paragraph-rsid="00212548" style:font-weight-asian="bold" style:font-weight-complex="bold"/>
    </style:style>
    <style:style style:name="P36" style:family="paragraph" style:parent-style-name="Standard">
      <style:text-properties fo:language="en" fo:country="US" style:text-underline-style="none" fo:font-weight="bold" officeooo:rsid="001337e2" officeooo:paragraph-rsid="001337e2" style:font-weight-asian="bold" style:font-weight-complex="bold"/>
    </style:style>
    <style:style style:name="P37" style:family="paragraph" style:parent-style-name="Standard">
      <style:text-properties fo:language="en" fo:country="US" fo:font-weight="bold" officeooo:rsid="001337e2" officeooo:paragraph-rsid="001337e2" style:font-weight-asian="bold" style:font-weight-complex="bold"/>
    </style:style>
    <style:style style:name="P38" style:family="paragraph" style:parent-style-name="Standard">
      <style:text-properties officeooo:paragraph-rsid="0014995c"/>
    </style:style>
    <style:style style:name="P39" style:family="paragraph" style:parent-style-name="Standard">
      <style:text-properties officeooo:paragraph-rsid="00168eda"/>
    </style:style>
    <style:style style:name="P40" style:family="paragraph" style:parent-style-name="Standard">
      <style:text-properties officeooo:paragraph-rsid="00197896"/>
    </style:style>
    <style:style style:name="P41" style:family="paragraph" style:parent-style-name="Standard">
      <style:text-properties fo:font-size="15pt" fo:font-weight="normal" officeooo:rsid="000daa5f" officeooo:paragraph-rsid="000daa5f" style:font-size-asian="13.1000003814697pt" style:font-weight-asian="normal" style:font-size-complex="15pt" style:font-weight-complex="normal"/>
    </style:style>
    <style:style style:name="P42" style:family="paragraph" style:parent-style-name="Standard">
      <style:text-properties fo:font-size="15pt" fo:font-weight="bold" officeooo:rsid="000daa5f" officeooo:paragraph-rsid="000daa5f" style:font-size-asian="13.1000003814697pt" style:font-weight-asian="bold" style:font-size-complex="15pt" style:font-weight-complex="bold"/>
    </style:style>
    <style:style style:name="P43" style:family="paragraph" style:parent-style-name="Standard">
      <style:text-properties fo:font-size="15pt" style:text-underline-style="solid" style:text-underline-width="auto" style:text-underline-color="font-color" fo:font-weight="normal" officeooo:rsid="000daa5f" officeooo:paragraph-rsid="000daa5f" style:font-size-asian="13.1000003814697pt" style:font-weight-asian="normal" style:font-size-complex="15pt" style:font-weight-complex="normal"/>
    </style:style>
    <style:style style:name="P44" style:family="paragraph" style:parent-style-name="Standard">
      <style:text-properties fo:font-size="15pt" style:text-underline-style="solid" style:text-underline-width="auto" style:text-underline-color="font-color" fo:font-weight="normal" officeooo:rsid="000daa5f" officeooo:paragraph-rsid="001337e2" style:font-size-asian="13.1000003814697pt" style:font-weight-asian="normal" style:font-size-complex="15pt" style:font-weight-complex="normal"/>
    </style:style>
    <style:style style:name="P45" style:family="paragraph" style:parent-style-name="Standard">
      <style:text-properties fo:font-size="15pt" style:text-underline-style="solid" style:text-underline-width="auto" style:text-underline-color="font-color" fo:font-weight="normal" officeooo:rsid="000daa5f" officeooo:paragraph-rsid="00168eda" style:font-size-asian="13.1000003814697pt" style:font-weight-asian="normal" style:font-size-complex="15pt" style:font-weight-complex="normal"/>
    </style:style>
    <style:style style:name="P46" style:family="paragraph" style:parent-style-name="Standard">
      <style:text-properties fo:font-size="15pt" style:text-underline-style="solid" style:text-underline-width="auto" style:text-underline-color="font-color" fo:font-weight="normal" officeooo:rsid="000daa5f" officeooo:paragraph-rsid="0014995c" style:font-size-asian="13.1000003814697pt" style:font-weight-asian="normal" style:font-size-complex="15pt" style:font-weight-complex="normal"/>
    </style:style>
    <style:style style:name="P47" style:family="paragraph" style:parent-style-name="Standard">
      <style:text-properties fo:font-size="15pt" style:text-underline-style="solid" style:text-underline-width="auto" style:text-underline-color="font-color" fo:font-weight="normal" officeooo:rsid="000daa5f" officeooo:paragraph-rsid="00197896" style:font-size-asian="13.1000003814697pt" style:font-weight-asian="normal" style:font-size-complex="15pt" style:font-weight-complex="normal"/>
    </style:style>
    <style:style style:name="P48" style:family="paragraph" style:parent-style-name="Standard">
      <style:text-properties fo:font-size="15pt" style:text-underline-style="solid" style:text-underline-width="auto" style:text-underline-color="font-color" fo:font-weight="normal" officeooo:rsid="000daa5f" officeooo:paragraph-rsid="001dd4e8" style:font-size-asian="13.1000003814697pt" style:font-weight-asian="normal" style:font-size-complex="15pt" style:font-weight-complex="normal"/>
    </style:style>
    <style:style style:name="P49" style:family="paragraph" style:parent-style-name="Standard">
      <style:text-properties fo:font-size="15pt" style:text-underline-style="solid" style:text-underline-width="auto" style:text-underline-color="font-color" fo:font-weight="normal" officeooo:rsid="000f3439" officeooo:paragraph-rsid="001337e2" style:font-size-asian="15pt" style:font-weight-asian="normal" style:font-size-complex="15pt" style:font-weight-complex="normal"/>
    </style:style>
    <style:style style:name="P50" style:family="paragraph" style:parent-style-name="Standard">
      <style:text-properties fo:font-size="15pt" style:text-underline-style="solid" style:text-underline-width="auto" style:text-underline-color="font-color" fo:font-weight="normal" officeooo:rsid="000f3439" officeooo:paragraph-rsid="00168eda" style:font-size-asian="15pt" style:font-weight-asian="normal" style:font-size-complex="15pt" style:font-weight-complex="normal"/>
    </style:style>
    <style:style style:name="P51" style:family="paragraph" style:parent-style-name="Standard">
      <style:text-properties fo:font-size="15pt" style:text-underline-style="solid" style:text-underline-width="auto" style:text-underline-color="font-color" fo:font-weight="normal" officeooo:rsid="000f3439" officeooo:paragraph-rsid="0014995c" style:font-size-asian="15pt" style:font-weight-asian="normal" style:font-size-complex="15pt" style:font-weight-complex="normal"/>
    </style:style>
    <style:style style:name="P52" style:family="paragraph" style:parent-style-name="Standard">
      <style:text-properties fo:font-size="15pt" style:text-underline-style="solid" style:text-underline-width="auto" style:text-underline-color="font-color" fo:font-weight="normal" officeooo:rsid="000f3439" officeooo:paragraph-rsid="00197896" style:font-size-asian="15pt" style:font-weight-asian="normal" style:font-size-complex="15pt" style:font-weight-complex="normal"/>
    </style:style>
    <style:style style:name="P53" style:family="paragraph" style:parent-style-name="Standard">
      <style:text-properties fo:font-size="15pt" style:text-underline-style="solid" style:text-underline-width="auto" style:text-underline-color="font-color" fo:font-weight="normal" officeooo:rsid="000f3439" officeooo:paragraph-rsid="001dd4e8" style:font-size-asian="15pt" style:font-weight-asian="normal" style:font-size-complex="15pt" style:font-weight-complex="normal"/>
    </style:style>
    <style:style style:name="P54" style:family="paragraph" style:parent-style-name="Standard">
      <style:text-properties fo:font-size="15pt" style:text-underline-style="solid" style:text-underline-width="auto" style:text-underline-color="font-color" fo:font-weight="normal" officeooo:rsid="000f3439" officeooo:paragraph-rsid="002cf911" style:font-size-asian="15pt" style:font-weight-asian="normal" style:font-size-complex="15pt" style:font-weight-complex="normal"/>
    </style:style>
    <style:style style:name="P55" style:family="paragraph" style:parent-style-name="Standard">
      <style:text-properties fo:font-size="15pt" style:text-underline-style="none" fo:font-weight="normal" officeooo:rsid="000daa5f" officeooo:paragraph-rsid="002059a2" style:font-size-asian="15pt" style:font-weight-asian="normal" style:font-size-complex="15pt" style:font-weight-complex="normal"/>
    </style:style>
    <style:style style:name="P56" style:family="paragraph" style:parent-style-name="Standard">
      <style:text-properties fo:font-size="15pt" style:text-underline-style="none" fo:font-weight="normal" officeooo:rsid="000daa5f" officeooo:paragraph-rsid="002e9b64" style:font-size-asian="15pt" style:font-weight-asian="normal" style:font-size-complex="15pt" style:font-weight-complex="normal"/>
    </style:style>
    <style:style style:name="P57" style:family="paragraph" style:parent-style-name="Standard">
      <style:text-properties fo:font-size="15pt" style:text-underline-style="none" fo:font-weight="normal" officeooo:rsid="001d454b" officeooo:paragraph-rsid="001d454b" style:font-size-asian="15pt" style:font-weight-asian="normal" style:font-size-complex="15pt" style:font-weight-complex="normal"/>
    </style:style>
    <style:style style:name="P58" style:family="paragraph" style:parent-style-name="Standard">
      <style:text-properties fo:font-size="15pt" style:text-underline-style="none" fo:font-weight="normal" officeooo:rsid="0022bbac" officeooo:paragraph-rsid="0022bbac" style:font-size-asian="15pt" style:font-weight-asian="normal" style:font-size-complex="15pt" style:font-weight-complex="normal"/>
    </style:style>
    <style:style style:name="P59" style:family="paragraph" style:parent-style-name="Standard">
      <style:text-properties fo:font-size="15pt" style:text-underline-style="none" fo:font-weight="normal" officeooo:rsid="0025e5c8" officeooo:paragraph-rsid="0025e5c8" style:font-size-asian="15pt" style:font-weight-asian="normal" style:font-size-complex="15pt" style:font-weight-complex="normal"/>
    </style:style>
    <style:style style:name="P60" style:family="paragraph" style:parent-style-name="Standard">
      <style:text-properties fo:font-size="15pt" style:text-underline-style="none" fo:font-weight="normal" officeooo:rsid="002059a2" officeooo:paragraph-rsid="002059a2" style:font-size-asian="15pt" style:font-weight-asian="normal" style:font-size-complex="15pt" style:font-weight-complex="normal"/>
    </style:style>
    <style:style style:name="P61" style:family="paragraph" style:parent-style-name="Standard">
      <style:text-properties fo:font-size="15pt" style:text-underline-style="none" fo:font-weight="normal" officeooo:rsid="001d454b" officeooo:paragraph-rsid="001d454b" style:font-size-asian="13.1000003814697pt" style:font-weight-asian="normal" style:font-size-complex="15pt" style:font-weight-complex="normal"/>
    </style:style>
    <style:style style:name="P62" style:family="paragraph" style:parent-style-name="Standard">
      <style:text-properties fo:font-size="15pt" fo:language="uk" fo:country="UA" style:text-underline-style="none" fo:font-weight="normal" officeooo:rsid="001337e2" officeooo:paragraph-rsid="001337e2" style:font-size-asian="15pt" style:font-weight-asian="normal" style:font-size-complex="15pt" style:font-weight-complex="normal"/>
    </style:style>
    <style:style style:name="P63" style:family="paragraph" style:parent-style-name="Standard">
      <style:text-properties fo:font-size="15pt" fo:language="uk" fo:country="UA" style:text-underline-style="none" fo:font-weight="normal" officeooo:rsid="002658b8" officeooo:paragraph-rsid="00339fc7" style:font-size-asian="15pt" style:font-weight-asian="normal" style:font-size-complex="15pt" style:font-weight-complex="normal"/>
    </style:style>
    <style:style style:name="P64" style:family="paragraph" style:parent-style-name="Standard">
      <style:text-properties fo:font-size="15pt" fo:language="uk" fo:country="UA" style:text-underline-style="none" fo:font-weight="normal" officeooo:rsid="002c2551" officeooo:paragraph-rsid="002c2551" style:font-size-asian="15pt" style:font-weight-asian="normal" style:font-size-complex="15pt" style:font-weight-complex="normal"/>
    </style:style>
    <style:style style:name="P65" style:family="paragraph" style:parent-style-name="Standard">
      <style:text-properties fo:font-size="15pt" fo:language="uk" fo:country="UA" style:text-underline-style="none" fo:font-weight="normal" officeooo:rsid="002cf911" officeooo:paragraph-rsid="002cf911" style:font-size-asian="15pt" style:font-weight-asian="normal" style:font-size-complex="15pt" style:font-weight-complex="normal"/>
    </style:style>
    <style:style style:name="P66" style:family="paragraph" style:parent-style-name="Standard">
      <style:text-properties fo:font-size="15pt" fo:language="uk" fo:country="UA" fo:font-weight="bold" officeooo:rsid="0014995c" officeooo:paragraph-rsid="00168eda" style:font-size-asian="13.1000003814697pt" style:font-weight-asian="bold" style:font-size-complex="15pt" style:font-weight-complex="bold"/>
    </style:style>
    <style:style style:name="P67" style:family="paragraph" style:parent-style-name="Standard">
      <style:text-properties fo:font-size="15pt" fo:language="uk" fo:country="UA" officeooo:rsid="001b5d18" officeooo:paragraph-rsid="001b5d18" style:font-size-asian="15pt" style:font-size-complex="15pt"/>
    </style:style>
    <style:style style:name="P68" style:family="paragraph" style:parent-style-name="Standard">
      <style:text-properties fo:font-size="15pt" fo:language="uk" fo:country="UA" officeooo:rsid="001d454b" officeooo:paragraph-rsid="001d454b" style:font-size-asian="15pt" style:font-size-complex="15pt"/>
    </style:style>
    <style:style style:name="P69" style:family="paragraph" style:parent-style-name="Standard">
      <style:text-properties fo:font-size="15pt" officeooo:paragraph-rsid="002243eb" style:font-size-asian="15pt" style:font-size-complex="15pt"/>
    </style:style>
    <style:style style:name="P70" style:family="paragraph" style:parent-style-name="Standard">
      <style:text-properties fo:font-size="15pt" fo:language="en" fo:country="US" style:text-underline-style="solid" style:text-underline-width="auto" style:text-underline-color="font-color" fo:font-weight="bold" officeooo:rsid="00115ba6" officeooo:paragraph-rsid="002243eb" style:font-size-asian="15pt" style:font-weight-asian="bold" style:font-size-complex="15pt" style:font-weight-complex="bold"/>
    </style:style>
    <style:style style:name="P71" style:family="paragraph" style:parent-style-name="Standard">
      <style:text-properties fo:font-size="15pt" fo:language="ru" fo:country="RU" style:text-underline-style="none" fo:font-weight="normal" officeooo:rsid="001337e2" officeooo:paragraph-rsid="00339fc7" style:font-size-asian="15pt" style:font-weight-asian="normal" style:font-size-complex="15pt" style:font-weight-complex="normal"/>
    </style:style>
    <style:style style:name="P72" style:family="paragraph" style:parent-style-name="Standard">
      <style:text-properties fo:font-variant="normal" fo:text-transform="none" fo:color="#252525" style:font-name="sans-serif" fo:font-size="15pt" fo:letter-spacing="normal" fo:language="uk" fo:country="UA" fo:font-style="normal" style:text-underline-style="none" fo:font-weight="normal" officeooo:rsid="0014995c" officeooo:paragraph-rsid="0014995c" style:font-size-asian="15pt" style:font-weight-asian="normal" style:font-size-complex="15pt" style:font-weight-complex="normal"/>
    </style:style>
    <style:style style:name="P73" style:family="paragraph" style:parent-style-name="Standard">
      <style:text-properties fo:font-variant="normal" fo:text-transform="none" fo:color="#252525" style:font-name="sans-serif" fo:font-size="15pt" fo:letter-spacing="normal" fo:language="uk" fo:country="UA" fo:font-style="normal" style:text-underline-style="none" fo:font-weight="normal" officeooo:rsid="00115ba6" officeooo:paragraph-rsid="002243eb" style:font-size-asian="15pt" style:font-weight-asian="normal" style:font-size-complex="15pt" style:font-weight-complex="normal"/>
    </style:style>
    <style:style style:name="P74" style:family="paragraph" style:parent-style-name="Standard">
      <style:text-properties fo:font-variant="normal" fo:text-transform="none" fo:color="#252525" style:font-name="sans-serif" fo:font-size="15pt" fo:letter-spacing="normal" fo:language="uk" fo:country="UA" fo:font-style="normal" style:text-underline-style="none" fo:font-weight="normal" officeooo:rsid="001337e2" officeooo:paragraph-rsid="002243eb" style:font-size-asian="15pt" style:font-weight-asian="normal" style:font-size-complex="15pt" style:font-weight-complex="normal"/>
    </style:style>
    <style:style style:name="P75" style:family="paragraph" style:parent-style-name="Standard">
      <style:text-properties fo:font-variant="normal" fo:text-transform="none" fo:color="#252525" style:font-name="sans-serif" fo:font-size="15pt" fo:letter-spacing="normal" fo:font-style="normal" style:text-underline-style="none" fo:font-weight="normal" officeooo:paragraph-rsid="002243eb" style:font-size-asian="15pt" style:font-weight-asian="normal" style:font-size-complex="15pt" style:font-weight-complex="normal"/>
    </style:style>
    <style:style style:name="P76" style:family="paragraph" style:parent-style-name="Standard">
      <style:text-properties fo:font-variant="normal" fo:text-transform="none" fo:color="#252525" style:font-name="sans-serif" fo:font-size="14pt" fo:letter-spacing="normal" fo:language="uk" fo:country="UA" fo:font-style="normal" style:text-underline-style="none" fo:font-weight="normal" officeooo:rsid="0030177e" officeooo:paragraph-rsid="0030177e" style:font-size-asian="12.25pt" style:font-weight-asian="normal" style:font-size-complex="14pt" style:font-weight-complex="normal"/>
    </style:style>
    <style:style style:name="P77" style:family="paragraph" style:parent-style-name="Standard">
      <style:text-properties officeooo:paragraph-rsid="001d454b"/>
    </style:style>
    <style:style style:name="P78" style:family="paragraph" style:parent-style-name="Standard">
      <style:text-properties officeooo:paragraph-rsid="001dd4e8"/>
    </style:style>
    <style:style style:name="P79" style:family="paragraph" style:parent-style-name="Standard">
      <style:text-properties style:font-name="Times New Roman" fo:font-size="14pt" fo:language="uk" fo:country="UA" style:text-underline-style="none" fo:font-weight="normal" officeooo:rsid="0014995c" officeooo:paragraph-rsid="00212548" style:font-size-asian="14pt" style:font-weight-asian="normal" style:font-size-complex="14pt" style:font-weight-complex="normal"/>
    </style:style>
    <style:style style:name="P80" style:family="paragraph" style:parent-style-name="Standard">
      <style:text-properties fo:language="uk" fo:country="UA" style:text-underline-style="solid" style:text-underline-width="auto" style:text-underline-color="font-color" fo:font-weight="bold" officeooo:rsid="002c2551" officeooo:paragraph-rsid="002c2551" style:font-weight-asian="bold" style:font-weight-complex="bold"/>
    </style:style>
    <style:style style:name="P81" style:family="paragraph" style:parent-style-name="Standard">
      <style:text-properties officeooo:paragraph-rsid="0030177e"/>
    </style:style>
    <style:style style:name="P82" style:family="paragraph" style:parent-style-name="Standard">
      <style:text-properties officeooo:paragraph-rsid="0032ea97"/>
    </style:style>
    <style:style style:name="P83" style:family="paragraph" style:parent-style-name="Standard">
      <style:text-properties officeooo:rsid="002658b8" officeooo:paragraph-rsid="00339fc7"/>
    </style:style>
    <style:style style:name="P84" style:family="paragraph" style:parent-style-name="Standard">
      <style:text-properties style:text-line-through-style="none" style:text-line-through-type="none" fo:font-size="14pt" fo:language="uk" fo:country="UA" style:text-underline-style="none" fo:font-weight="normal" officeooo:rsid="0032ea97" officeooo:paragraph-rsid="0032ea97" style:font-size-asian="14pt" style:font-weight-asian="normal" style:font-size-complex="14pt" style:font-weight-complex="normal"/>
    </style:style>
    <style:style style:name="P85" style:family="paragraph" style:parent-style-name="Standard">
      <style:text-properties fo:font-weight="normal" officeooo:paragraph-rsid="00374497"/>
    </style:style>
    <style:style style:name="P86" style:family="paragraph" style:parent-style-name="Text_20_body">
      <style:paragraph-properties fo:margin-left="0cm" fo:margin-right="0cm" fo:orphans="2" fo:widows="2" fo:text-indent="0cm" style:auto-text-indent="false"/>
    </style:style>
    <style:style style:name="P87" style:family="paragraph" style:parent-style-name="Text_20_body">
      <style:paragraph-properties fo:margin-left="0.254cm" fo:margin-right="0cm" fo:margin-top="0cm" fo:margin-bottom="0cm" loext:contextual-spacing="false" style:line-height-at-least="0.381cm" fo:text-align="justify" style:justify-single-word="false" fo:orphans="2" fo:widows="2" fo:text-indent="-0.508cm" style:auto-text-indent="false" fo:padding="0cm" fo:border="none"/>
      <style:text-properties fo:font-variant="normal" fo:text-transform="none" fo:color="#000000" style:font-name="Times New Roman1" fo:font-size="14pt" fo:letter-spacing="normal" fo:font-style="normal" fo:font-weight="normal" officeooo:paragraph-rsid="00374497" style:font-size-asian="14pt" style:font-size-complex="14pt"/>
    </style:style>
    <style:style style:name="P88" style:family="paragraph" style:parent-style-name="Text_20_body">
      <style:paragraph-properties fo:margin-left="0.254cm" fo:margin-right="0cm" fo:margin-top="0cm" fo:margin-bottom="0cm" loext:contextual-spacing="false" style:line-height-at-least="0.381cm" fo:text-align="justify" style:justify-single-word="false" fo:orphans="2" fo:widows="2" fo:text-indent="-0.508cm" style:auto-text-indent="false" fo:padding="0cm" fo:border="none"/>
      <style:text-properties fo:font-variant="normal" fo:text-transform="none" fo:color="#000000" style:font-name="Times New Roman1" fo:font-size="14pt" fo:letter-spacing="normal" fo:font-style="normal" fo:font-weight="normal" officeooo:rsid="002ff7e3" officeooo:paragraph-rsid="00374497" style:font-size-asian="14pt" style:font-size-complex="14pt"/>
    </style:style>
    <style:style style:name="P89" style:family="paragraph" style:parent-style-name="Text_20_body">
      <style:paragraph-properties fo:margin-left="0.254cm" fo:margin-right="0cm" fo:margin-top="0.021cm" fo:margin-bottom="0cm" loext:contextual-spacing="false" style:line-height-at-least="0.381cm" fo:text-align="justify" style:justify-single-word="false" fo:orphans="2" fo:widows="2" fo:text-indent="-0.508cm" style:auto-text-indent="false" fo:padding="0cm" fo:border="none"/>
      <style:text-properties fo:font-size="15pt" style:text-underline-style="solid" style:text-underline-width="auto" style:text-underline-color="font-color" fo:font-weight="normal" officeooo:rsid="000f3439" officeooo:paragraph-rsid="0030177e" style:font-size-asian="15pt" style:font-weight-asian="normal" style:font-size-complex="15pt" style:font-weight-complex="normal"/>
    </style:style>
    <style:style style:name="P90" style:family="paragraph" style:parent-style-name="Standard">
      <style:text-properties style:text-underline-style="solid" style:text-underline-width="auto" style:text-underline-color="font-color" fo:font-weight="bold" officeooo:rsid="000daa5f" officeooo:paragraph-rsid="001dd4e8" style:font-weight-asian="bold" style:font-weight-complex="bold"/>
    </style:style>
    <style:style style:name="P91" style:family="paragraph" style:parent-style-name="Standard">
      <style:text-properties style:text-underline-style="solid" style:text-underline-width="auto" style:text-underline-color="font-color" fo:font-weight="bold" officeooo:rsid="003c1cf8" officeooo:paragraph-rsid="003c1cf8" style:font-weight-asian="bold" style:font-weight-complex="bold"/>
    </style:style>
    <style:style style:name="P92" style:family="paragraph" style:parent-style-name="Standard">
      <style:text-properties style:text-underline-style="solid" style:text-underline-width="auto" style:text-underline-color="font-color" fo:font-weight="bold" officeooo:rsid="003d553b" officeooo:paragraph-rsid="003d553b" style:font-weight-asian="bold" style:font-weight-complex="bold"/>
    </style:style>
    <style:style style:name="P9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252525" style:font-name="sans-serif" fo:font-size="15pt" fo:letter-spacing="normal" fo:font-style="normal" fo:font-weight="normal" style:font-size-asian="15pt" style:font-size-complex="15pt"/>
    </style:style>
    <style:style style:name="P94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252525" style:font-name="sans-serif" fo:font-size="15pt" fo:letter-spacing="normal" fo:font-style="normal" fo:font-weight="normal" style:font-size-asian="15pt" style:font-size-complex="15pt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15pt" officeooo:rsid="001337e2" style:font-size-asian="13.1000003814697pt" style:font-size-complex="15pt"/>
    </style:style>
    <style:style style:name="T3" style:family="text">
      <style:text-properties fo:font-size="15pt" officeooo:rsid="0014995c" style:font-size-asian="13.1000003814697pt" style:font-size-complex="15pt"/>
    </style:style>
    <style:style style:name="T4" style:family="text">
      <style:text-properties fo:font-size="15pt" officeooo:rsid="00168eda" style:font-size-asian="13.1000003814697pt" style:font-size-complex="15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fo:font-size="15pt" style:text-underline-style="none" fo:font-weight="normal" style:font-size-asian="13.1000003814697pt" style:font-weight-asian="normal" style:font-size-complex="15pt" style:font-weight-complex="normal"/>
    </style:style>
    <style:style style:name="T9" style:family="text">
      <style:text-properties fo:font-size="15pt" style:text-underline-style="none" fo:font-weight="normal" officeooo:rsid="000daa5f" style:font-size-asian="13.1000003814697pt" style:font-weight-asian="normal" style:font-size-complex="15pt" style:font-weight-complex="normal"/>
    </style:style>
    <style:style style:name="T10" style:family="text">
      <style:text-properties fo:font-size="15pt" style:text-underline-style="none" fo:font-weight="normal" officeooo:rsid="0014995c" style:font-size-asian="13.1000003814697pt" style:font-weight-asian="normal" style:font-size-complex="15pt" style:font-weight-complex="normal"/>
    </style:style>
    <style:style style:name="T11" style:family="text">
      <style:text-properties fo:font-size="15pt" style:text-underline-style="none" fo:font-weight="normal" officeooo:rsid="00168eda" style:font-size-asian="13.1000003814697pt" style:font-weight-asian="normal" style:font-size-complex="15pt" style:font-weight-complex="normal"/>
    </style:style>
    <style:style style:name="T12" style:family="text">
      <style:text-properties fo:font-size="15pt" style:text-underline-style="none" fo:font-weight="normal" officeooo:rsid="0017ef99" style:font-size-asian="13.1000003814697pt" style:font-weight-asian="normal" style:font-size-complex="15pt" style:font-weight-complex="normal"/>
    </style:style>
    <style:style style:name="T13" style:family="text">
      <style:text-properties fo:font-size="15pt" style:text-underline-style="none" fo:font-weight="normal" officeooo:rsid="00197896" style:font-size-asian="13.1000003814697pt" style:font-weight-asian="normal" style:font-size-complex="15pt" style:font-weight-complex="normal"/>
    </style:style>
    <style:style style:name="T14" style:family="text">
      <style:text-properties fo:font-size="15pt" style:text-underline-style="none" fo:font-weight="normal" officeooo:rsid="001d454b" style:font-size-asian="13.1000003814697pt" style:font-weight-asian="normal" style:font-size-complex="15pt" style:font-weight-complex="normal"/>
    </style:style>
    <style:style style:name="T15" style:family="text">
      <style:text-properties fo:font-size="15pt" style:text-underline-style="none" fo:font-weight="normal" officeooo:rsid="001dd4e8" style:font-size-asian="13.1000003814697pt" style:font-weight-asian="normal" style:font-size-complex="15pt" style:font-weight-complex="normal"/>
    </style:style>
    <style:style style:name="T16" style:family="text">
      <style:text-properties fo:font-size="15pt" style:text-underline-style="none" fo:font-weight="normal" officeooo:rsid="002658b8" style:font-size-asian="13.1000003814697pt" style:font-weight-asian="normal" style:font-size-complex="15pt" style:font-weight-complex="normal"/>
    </style:style>
    <style:style style:name="T17" style:family="text"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T18" style:family="text">
      <style:text-properties fo:font-size="15pt" style:text-underline-style="none" fo:font-weight="normal" officeooo:rsid="001337e2" style:font-size-asian="15pt" style:font-weight-asian="normal" style:font-size-complex="15pt" style:font-weight-complex="normal"/>
    </style:style>
    <style:style style:name="T19" style:family="text">
      <style:text-properties fo:font-size="15pt" style:text-underline-style="none" fo:font-weight="normal" officeooo:rsid="000daa5f" style:font-size-asian="15pt" style:font-weight-asian="normal" style:font-size-complex="15pt" style:font-weight-complex="normal"/>
    </style:style>
    <style:style style:name="T20" style:family="text">
      <style:text-properties fo:font-size="15pt" style:text-underline-style="none" fo:font-weight="normal" officeooo:rsid="0017ef99" style:font-size-asian="15pt" style:font-weight-asian="normal" style:font-size-complex="15pt" style:font-weight-complex="normal"/>
    </style:style>
    <style:style style:name="T21" style:family="text">
      <style:text-properties fo:font-size="15pt" style:text-underline-style="none" fo:font-weight="normal" officeooo:rsid="00212548" style:font-size-asian="15pt" style:font-weight-asian="normal" style:font-size-complex="15pt" style:font-weight-complex="normal"/>
    </style:style>
    <style:style style:name="T22" style:family="text">
      <style:text-properties fo:font-size="15pt" style:text-underline-style="none" fo:font-weight="normal" officeooo:rsid="0022bbac" style:font-size-asian="15pt" style:font-weight-asian="normal" style:font-size-complex="15pt" style:font-weight-complex="normal"/>
    </style:style>
    <style:style style:name="T23" style:family="text">
      <style:text-properties fo:font-size="15pt" style:text-underline-style="none" fo:font-weight="normal" officeooo:rsid="002442d4" style:font-size-asian="15pt" style:font-weight-asian="normal" style:font-size-complex="15pt" style:font-weight-complex="normal"/>
    </style:style>
    <style:style style:name="T24" style:family="text">
      <style:text-properties fo:font-size="15pt" style:text-underline-style="none" fo:font-weight="normal" officeooo:rsid="0025e5c8" style:font-size-asian="15pt" style:font-weight-asian="normal" style:font-size-complex="15pt" style:font-weight-complex="normal"/>
    </style:style>
    <style:style style:name="T25" style:family="text">
      <style:text-properties fo:font-size="15pt" style:text-underline-style="none" fo:font-weight="normal" officeooo:rsid="002c2551" style:font-size-asian="15pt" style:font-weight-asian="normal" style:font-size-complex="15pt" style:font-weight-complex="normal"/>
    </style:style>
    <style:style style:name="T26" style:family="text">
      <style:text-properties fo:font-size="15pt" style:text-underline-style="none" fo:font-weight="normal" officeooo:rsid="002cf911" style:font-size-asian="15pt" style:font-weight-asian="normal" style:font-size-complex="15pt" style:font-weight-complex="normal"/>
    </style:style>
    <style:style style:name="T27" style:family="text">
      <style:text-properties fo:font-size="15pt" style:text-underline-style="none" fo:font-weight="normal" officeooo:rsid="002ff7e3" style:font-size-asian="15pt" style:font-weight-asian="normal" style:font-size-complex="15pt" style:font-weight-complex="normal"/>
    </style:style>
    <style:style style:name="T28" style:family="text">
      <style:text-properties fo:font-size="15pt" style:text-underline-style="none" fo:font-weight="normal" officeooo:rsid="00339fc7" style:font-size-asian="15pt" style:font-weight-asian="normal" style:font-size-complex="15pt" style:font-weight-complex="normal"/>
    </style:style>
    <style:style style:name="T29" style:family="text">
      <style:text-properties fo:font-size="15pt" style:text-underline-style="solid" style:text-underline-width="auto" style:text-underline-color="font-color" fo:font-weight="bold" officeooo:rsid="000daa5f" style:font-size-asian="13.1000003814697pt" style:font-weight-asian="bold" style:font-size-complex="15pt" style:font-weight-complex="bold"/>
    </style:style>
    <style:style style:name="T30" style:family="text">
      <style:text-properties fo:font-size="15pt" style:text-underline-style="solid" style:text-underline-width="auto" style:text-underline-color="font-color" fo:font-weight="bold" officeooo:rsid="000daa5f" style:font-size-asian="15pt" style:font-weight-asian="bold" style:font-size-complex="15pt" style:font-weight-complex="bold"/>
    </style:style>
    <style:style style:name="T31" style:family="text">
      <style:text-properties fo:font-size="15pt" style:text-underline-style="solid" style:text-underline-width="auto" style:text-underline-color="font-color" officeooo:rsid="000daa5f" style:font-size-asian="15pt" style:font-weight-asian="bold" style:font-size-complex="15pt" style:font-weight-complex="bold"/>
    </style:style>
    <style:style style:name="T32" style:family="text">
      <style:text-properties fo:font-size="15pt" fo:language="en" fo:country="US" style:text-underline-style="none" fo:font-weight="normal" style:font-size-asian="15pt" style:font-weight-asian="normal" style:font-size-complex="15pt" style:font-weight-complex="normal"/>
    </style:style>
    <style:style style:name="T33" style:family="text">
      <style:text-properties fo:font-size="15pt" fo:language="en" fo:country="US" style:text-underline-style="none" fo:font-weight="normal" officeooo:rsid="00115ba6" style:font-size-asian="15pt" style:font-weight-asian="normal" style:font-size-complex="15pt" style:font-weight-complex="normal"/>
    </style:style>
    <style:style style:name="T34" style:family="text">
      <style:text-properties fo:font-size="15pt" fo:language="en" fo:country="US" style:text-underline-style="none" fo:font-weight="normal" officeooo:rsid="0014995c" style:font-size-asian="15pt" style:font-weight-asian="normal" style:font-size-complex="15pt" style:font-weight-complex="normal"/>
    </style:style>
    <style:style style:name="T35" style:family="text">
      <style:text-properties fo:font-size="15pt" fo:language="en" fo:country="US" style:text-underline-style="none" fo:font-weight="normal" officeooo:rsid="00168eda" style:font-size-asian="15pt" style:font-weight-asian="normal" style:font-size-complex="15pt" style:font-weight-complex="normal"/>
    </style:style>
    <style:style style:name="T36" style:family="text">
      <style:text-properties fo:font-size="15pt" fo:language="en" fo:country="US" style:text-underline-style="none" fo:font-weight="normal" officeooo:rsid="002059a2" style:font-size-asian="15pt" style:font-weight-asian="normal" style:font-size-complex="15pt" style:font-weight-complex="normal"/>
    </style:style>
    <style:style style:name="T37" style:family="text">
      <style:text-properties fo:font-size="15pt" fo:language="en" fo:country="US" style:text-underline-style="none" fo:font-weight="normal" officeooo:rsid="002243eb" style:font-size-asian="15pt" style:font-weight-asian="normal" style:font-size-complex="15pt" style:font-weight-complex="normal"/>
    </style:style>
    <style:style style:name="T38" style:family="text">
      <style:text-properties fo:font-size="15pt" fo:language="en" fo:country="US" style:text-underline-style="none" fo:font-weight="normal" officeooo:rsid="0025e5c8" style:font-size-asian="15pt" style:font-weight-asian="normal" style:font-size-complex="15pt" style:font-weight-complex="normal"/>
    </style:style>
    <style:style style:name="T39" style:family="text">
      <style:text-properties fo:font-size="15pt" fo:language="en" fo:country="US" style:text-underline-style="none" fo:font-weight="normal" officeooo:rsid="002c2551" style:font-size-asian="15pt" style:font-weight-asian="normal" style:font-size-complex="15pt" style:font-weight-complex="normal"/>
    </style:style>
    <style:style style:name="T40" style:family="text">
      <style:text-properties fo:font-size="15pt" fo:language="en" fo:country="US" style:text-underline-style="none" fo:font-weight="normal" officeooo:rsid="002cf911" style:font-size-asian="15pt" style:font-weight-asian="normal" style:font-size-complex="15pt" style:font-weight-complex="normal"/>
    </style:style>
    <style:style style:name="T41" style:family="text">
      <style:text-properties fo:font-size="15pt" fo:language="ru" fo:country="RU" style:text-underline-style="none" fo:font-weight="normal" style:font-size-asian="15pt" style:font-weight-asian="normal" style:font-size-complex="15pt" style:font-weight-complex="normal"/>
    </style:style>
    <style:style style:name="T42" style:family="text">
      <style:text-properties fo:font-size="15pt" fo:language="ru" fo:country="RU" style:text-underline-style="none" fo:font-weight="normal" officeooo:rsid="001337e2" style:font-size-asian="15pt" style:font-weight-asian="normal" style:font-size-complex="15pt" style:font-weight-complex="normal"/>
    </style:style>
    <style:style style:name="T43" style:family="text">
      <style:text-properties fo:font-size="15pt" fo:language="uk" fo:country="UA" style:text-underline-style="none" fo:font-weight="normal" style:font-size-asian="15pt" style:font-weight-asian="normal" style:font-size-complex="15pt" style:font-weight-complex="normal"/>
    </style:style>
    <style:style style:name="T44" style:family="text">
      <style:text-properties fo:font-size="15pt" fo:language="uk" fo:country="UA" style:text-underline-style="none" fo:font-weight="normal" officeooo:rsid="00115ba6" style:font-size-asian="15pt" style:font-weight-asian="normal" style:font-size-complex="15pt" style:font-weight-complex="normal"/>
    </style:style>
    <style:style style:name="T45" style:family="text">
      <style:text-properties fo:font-size="15pt" fo:language="uk" fo:country="UA" style:text-underline-style="none" fo:font-weight="normal" officeooo:rsid="0014995c" style:font-size-asian="15pt" style:font-weight-asian="normal" style:font-size-complex="15pt" style:font-weight-complex="normal"/>
    </style:style>
    <style:style style:name="T46" style:family="text">
      <style:text-properties fo:font-size="15pt" fo:language="uk" fo:country="UA" style:text-underline-style="none" fo:font-weight="normal" officeooo:rsid="001337e2" style:font-size-asian="15pt" style:font-weight-asian="normal" style:font-size-complex="15pt" style:font-weight-complex="normal"/>
    </style:style>
    <style:style style:name="T47" style:family="text">
      <style:text-properties fo:font-size="15pt" fo:language="uk" fo:country="UA" style:text-underline-style="none" fo:font-weight="normal" officeooo:rsid="00168eda" style:font-size-asian="15pt" style:font-weight-asian="normal" style:font-size-complex="15pt" style:font-weight-complex="normal"/>
    </style:style>
    <style:style style:name="T48" style:family="text">
      <style:text-properties fo:font-size="15pt" fo:language="uk" fo:country="UA" style:text-underline-style="none" fo:font-weight="normal" officeooo:rsid="002059a2" style:font-size-asian="15pt" style:font-weight-asian="normal" style:font-size-complex="15pt" style:font-weight-complex="normal"/>
    </style:style>
    <style:style style:name="T49" style:family="text">
      <style:text-properties fo:font-size="15pt" fo:language="uk" fo:country="UA" style:text-underline-style="none" fo:font-weight="normal" officeooo:rsid="00212548" style:font-size-asian="15pt" style:font-weight-asian="normal" style:font-size-complex="15pt" style:font-weight-complex="normal"/>
    </style:style>
    <style:style style:name="T50" style:family="text">
      <style:text-properties fo:font-size="15pt" fo:language="uk" fo:country="UA" style:text-underline-style="none" fo:font-weight="normal" officeooo:rsid="0025e5c8" style:font-size-asian="15pt" style:font-weight-asian="normal" style:font-size-complex="15pt" style:font-weight-complex="normal"/>
    </style:style>
    <style:style style:name="T51" style:family="text">
      <style:text-properties fo:font-size="15pt" fo:language="uk" fo:country="UA" style:text-underline-style="none" fo:font-weight="normal" officeooo:rsid="002b22a1" style:font-size-asian="15pt" style:font-weight-asian="normal" style:font-size-complex="15pt" style:font-weight-complex="normal"/>
    </style:style>
    <style:style style:name="T52" style:family="text">
      <style:text-properties fo:font-size="15pt" fo:language="uk" fo:country="UA" style:text-underline-style="none" fo:font-weight="normal" officeooo:rsid="002c2551" style:font-size-asian="15pt" style:font-weight-asian="normal" style:font-size-complex="15pt" style:font-weight-complex="normal"/>
    </style:style>
    <style:style style:name="T53" style:family="text">
      <style:text-properties fo:font-size="15pt" fo:language="uk" fo:country="UA" style:text-underline-style="none" fo:font-weight="normal" officeooo:rsid="0038be81" style:font-size-asian="15pt" style:font-weight-asian="normal" style:font-size-complex="15pt" style:font-weight-complex="normal"/>
    </style:style>
    <style:style style:name="T54" style:family="text">
      <style:text-properties fo:font-size="15pt" fo:language="uk" fo:country="UA" style:text-underline-style="none" fo:font-weight="normal" officeooo:rsid="003c1cf8" style:font-size-asian="15pt" style:font-weight-asian="normal" style:font-size-complex="15pt" style:font-weight-complex="normal"/>
    </style:style>
    <style:style style:name="T55" style:family="text">
      <style:text-properties fo:font-size="15pt" fo:language="uk" fo:country="UA" style:text-underline-style="none" fo:font-weight="normal" officeooo:rsid="003d553b" style:font-size-asian="15pt" style:font-weight-asian="normal" style:font-size-complex="15pt" style:font-weight-complex="normal"/>
    </style:style>
    <style:style style:name="T56" style:family="text">
      <style:text-properties fo:font-size="15pt" fo:language="uk" fo:country="UA" style:font-size-asian="15pt" style:font-size-complex="15pt"/>
    </style:style>
    <style:style style:name="T57" style:family="text">
      <style:text-properties fo:font-size="15pt" fo:language="uk" fo:country="UA" fo:font-weight="normal" style:font-size-asian="15pt" style:font-weight-asian="normal" style:font-size-complex="15pt" style:font-weight-complex="normal"/>
    </style:style>
    <style:style style:name="T58" style:family="text">
      <style:text-properties fo:font-size="15pt" fo:language="uk" fo:country="UA" officeooo:rsid="0014995c" style:font-size-asian="13.1000003814697pt" style:font-size-complex="15pt"/>
    </style:style>
    <style:style style:name="T59" style:family="text">
      <style:text-properties fo:font-size="15pt" fo:language="uk" fo:country="UA" officeooo:rsid="00168eda" style:font-size-asian="13.1000003814697pt" style:font-size-complex="15pt"/>
    </style:style>
    <style:style style:name="T60" style:family="text">
      <style:text-properties fo:font-size="15pt" fo:language="uk" fo:country="UA" style:text-underline-style="solid" style:text-underline-width="auto" style:text-underline-color="font-color" fo:font-weight="normal" officeooo:rsid="001337e2" style:font-size-asian="15pt" style:font-weight-asian="normal" style:font-size-complex="15pt" style:font-weight-complex="normal"/>
    </style:style>
    <style:style style:name="T61" style:family="text">
      <style:text-properties fo:font-size="15pt" fo:language="uk" fo:country="UA" style:text-underline-style="solid" style:text-underline-width="auto" style:text-underline-color="font-color" fo:font-weight="bold" officeooo:rsid="0032ea97" style:font-size-asian="15pt" style:font-weight-asian="bold" style:font-size-complex="15pt" style:font-weight-complex="bold"/>
    </style:style>
    <style:style style:name="T62" style:family="text">
      <style:text-properties fo:font-size="15pt" fo:language="uk" fo:country="UA" fo:font-weight="bold" officeooo:rsid="00197896" style:font-size-asian="13.1000003814697pt" style:font-weight-asian="bold" style:font-size-complex="15pt" style:font-weight-complex="bold"/>
    </style:style>
    <style:style style:name="T63" style:family="text">
      <style:text-properties fo:font-size="15pt" fo:language="uk" fo:country="UA" fo:font-weight="bold" officeooo:rsid="001dd4e8" style:font-size-asian="13.1000003814697pt" style:font-weight-asian="bold" style:font-size-complex="15pt" style:font-weight-complex="bold"/>
    </style:style>
    <style:style style:name="T64" style:family="text">
      <style:text-properties fo:font-size="15pt" fo:font-weight="bold" officeooo:rsid="000daa5f" style:font-size-asian="13.1000003814697pt" style:font-weight-asian="bold" style:font-size-complex="15pt" style:font-weight-complex="bold"/>
    </style:style>
    <style:style style:name="T65" style:family="text">
      <style:text-properties fo:font-size="15pt" fo:font-weight="bold" officeooo:rsid="0014995c" style:font-size-asian="13.1000003814697pt" style:font-weight-asian="bold" style:font-size-complex="15pt" style:font-weight-complex="bold"/>
    </style:style>
    <style:style style:name="T66" style:family="text">
      <style:text-properties fo:font-size="15pt" fo:font-weight="bold" officeooo:rsid="00197896" style:font-size-asian="13.1000003814697pt" style:font-weight-asian="bold" style:font-size-complex="15pt" style:font-weight-complex="bold"/>
    </style:style>
    <style:style style:name="T67" style:family="text">
      <style:text-properties style:text-underline-style="none" fo:font-weight="normal" style:font-weight-asian="normal" style:font-weight-complex="normal"/>
    </style:style>
    <style:style style:name="T68" style:family="text">
      <style:text-properties fo:font-variant="normal" fo:text-transform="none" fo:color="#252525" style:font-name="sans-serif" fo:font-size="15pt" fo:letter-spacing="normal" fo:font-style="normal" style:text-underline-style="none" fo:font-weight="normal" style:font-size-asian="15pt" style:font-weight-asian="normal" style:font-size-complex="15pt" style:font-weight-complex="normal"/>
    </style:style>
    <style:style style:name="T69" style:family="text">
      <style:text-properties fo:font-variant="normal" fo:text-transform="none" fo:color="#252525" style:font-name="sans-serif" fo:font-size="15pt" fo:letter-spacing="normal" fo:font-style="normal" style:text-underline-style="none" fo:font-weight="normal" officeooo:rsid="000daa5f" style:font-size-asian="15pt" style:font-weight-asian="normal" style:font-size-complex="15pt" style:font-weight-complex="normal"/>
    </style:style>
    <style:style style:name="T70" style:family="text">
      <style:text-properties fo:font-variant="normal" fo:text-transform="none" fo:color="#252525" style:font-name="sans-serif" fo:font-size="15pt" fo:letter-spacing="normal" fo:font-style="normal" style:text-underline-style="none" fo:font-weight="normal" officeooo:rsid="000daa5f" style:font-size-asian="13.1000003814697pt" style:font-weight-asian="normal" style:font-size-complex="15pt" style:font-weight-complex="normal"/>
    </style:style>
    <style:style style:name="T71" style:family="text">
      <style:text-properties fo:font-variant="normal" fo:text-transform="none" fo:color="#252525" style:font-name="sans-serif" fo:font-size="15pt" fo:letter-spacing="normal" fo:language="uk" fo:country="UA" fo:font-style="normal" style:text-underline-style="none" fo:font-weight="normal" officeooo:rsid="0014995c" style:font-size-asian="15pt" style:font-weight-asian="normal" style:font-size-complex="15pt" style:font-weight-complex="normal"/>
    </style:style>
    <style:style style:name="T72" style:family="text">
      <style:text-properties fo:font-variant="normal" fo:text-transform="none" fo:color="#252525" style:font-name="sans-serif" fo:font-size="15pt" fo:letter-spacing="normal" fo:language="uk" fo:country="UA" fo:font-style="normal" style:text-underline-style="none" fo:font-weight="normal" officeooo:rsid="00197896" style:font-size-asian="15pt" style:font-weight-asian="normal" style:font-size-complex="15pt" style:font-weight-complex="normal"/>
    </style:style>
    <style:style style:name="T73" style:family="text">
      <style:text-properties fo:font-variant="normal" fo:text-transform="none" fo:color="#252525" style:font-name="sans-serif" fo:font-size="15pt" fo:letter-spacing="normal" fo:language="uk" fo:country="UA" fo:font-style="normal" style:text-underline-style="none" fo:font-weight="normal" officeooo:rsid="00197896" style:font-size-asian="13.1000003814697pt" style:font-weight-asian="normal" style:font-size-complex="15pt" style:font-weight-complex="normal"/>
    </style:style>
    <style:style style:name="T74" style:family="text">
      <style:text-properties fo:font-variant="normal" fo:text-transform="none" fo:color="#252525" style:font-name="sans-serif" fo:font-size="8.39999961853027pt" fo:letter-spacing="normal" fo:language="uk" fo:country="UA" fo:font-style="normal" style:text-underline-style="none" fo:font-weight="normal" officeooo:rsid="0014995c" style:font-size-asian="15pt" style:font-weight-asian="normal" style:font-size-complex="15pt" style:font-weight-complex="normal"/>
    </style:style>
    <style:style style:name="T75" style:family="text">
      <style:text-properties fo:font-variant="normal" fo:text-transform="none" fo:color="#252525" style:font-name="sans-serif" fo:font-size="8.39999961853027pt" fo:letter-spacing="normal" fo:font-style="normal" fo:font-weight="normal" officeooo:rsid="00339fc7"/>
    </style:style>
    <style:style style:name="T76" style:family="text">
      <style:text-properties fo:font-variant="normal" fo:text-transform="none" fo:color="#252525" style:font-name="sans-serif" fo:letter-spacing="normal" fo:font-style="normal" style:text-underline-style="none" fo:font-weight="normal" style:font-weight-asian="normal" style:font-weight-complex="normal"/>
    </style:style>
    <style:style style:name="T77" style:family="text">
      <style:text-properties fo:font-variant="normal" fo:text-transform="none" fo:color="#252525" style:font-name="sans-serif" fo:letter-spacing="normal" fo:font-style="normal" style:text-underline-style="solid" style:text-underline-width="auto" style:text-underline-color="font-color" fo:font-weight="normal" officeooo:rsid="002243eb" style:font-weight-asian="normal" style:font-weight-complex="normal"/>
    </style:style>
    <style:style style:name="T78" style:family="text">
      <style:text-properties fo:font-variant="normal" fo:text-transform="none" fo:color="#252525" style:font-name="sans-serif" fo:letter-spacing="normal" fo:language="uk" fo:country="UA" fo:font-style="normal" style:text-underline-style="none" fo:font-weight="normal" style:font-weight-asian="normal" style:font-weight-complex="normal"/>
    </style:style>
    <style:style style:name="T79" style:family="text">
      <style:text-properties fo:font-variant="normal" fo:text-transform="none" fo:color="#252525" style:font-name="sans-serif" fo:letter-spacing="normal" fo:language="uk" fo:country="UA" fo:font-style="normal" style:text-underline-style="none" fo:font-weight="normal" officeooo:rsid="002243eb" style:font-weight-asian="normal" style:font-weight-complex="normal"/>
    </style:style>
    <style:style style:name="T80" style:family="text">
      <style:text-properties fo:font-variant="normal" fo:text-transform="none" fo:color="#252525" style:font-name="sans-serif" fo:letter-spacing="normal" fo:language="uk" fo:country="UA" fo:font-style="normal" style:text-underline-style="none" fo:font-weight="normal" officeooo:rsid="0038be81" style:font-weight-asian="normal" style:font-weight-complex="normal"/>
    </style:style>
    <style:style style:name="T81" style:family="text">
      <style:text-properties fo:font-variant="normal" fo:text-transform="none" fo:color="#252525" style:font-name="sans-serif" fo:font-size="14pt" fo:letter-spacing="normal" fo:language="uk" fo:country="UA" fo:font-style="normal" style:text-underline-style="none" fo:font-weight="normal" officeooo:rsid="0030177e" style:font-size-asian="12.25pt" style:font-weight-asian="normal" style:font-size-complex="14pt" style:font-weight-complex="normal"/>
    </style:style>
    <style:style style:name="T82" style:family="text">
      <style:text-properties fo:font-variant="normal" fo:text-transform="none" fo:color="#252525" style:font-name="sans-serif" fo:font-size="14pt" fo:letter-spacing="normal" fo:language="uk" fo:country="UA" fo:font-style="normal" style:text-underline-style="none" fo:font-weight="normal" officeooo:rsid="00339fc7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fo:color="#252525" style:font-name="sans-serif" fo:font-size="14pt" fo:letter-spacing="normal" fo:font-style="normal" style:text-underline-style="none" fo:font-weight="normal" officeooo:rsid="001d454b" style:font-size-asian="14pt" style:font-weight-asian="normal" style:font-size-complex="14pt" style:font-weight-complex="normal"/>
    </style:style>
    <style:style style:name="T84" style:family="text">
      <style:text-properties fo:font-variant="normal" fo:text-transform="none" fo:color="#252525" style:font-name="sans-serif" fo:font-size="14pt" fo:letter-spacing="normal" fo:font-style="normal" fo:font-weight="normal" style:font-size-asian="14pt" style:font-size-complex="14pt"/>
    </style:style>
    <style:style style:name="T85" style:family="text">
      <style:text-properties fo:font-variant="normal" fo:text-transform="none" fo:color="#252525" style:font-name="sans-serif" fo:font-size="14pt" fo:letter-spacing="normal" fo:font-style="normal" fo:font-weight="normal" officeooo:rsid="00339fc7" style:font-size-asian="14pt" style:font-size-complex="14pt"/>
    </style:style>
    <style:style style:name="T86" style:family="text">
      <style:text-properties fo:font-variant="normal" fo:text-transform="none" fo:color="#252525" style:font-name="sans-serif" fo:font-size="14pt" fo:letter-spacing="normal" fo:language="ru" fo:country="RU" fo:font-style="normal" style:text-underline-style="none" fo:font-weight="bold" officeooo:rsid="001337e2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252525" style:font-name="sans-serif" fo:font-size="14pt" fo:letter-spacing="normal" fo:language="ru" fo:country="RU" fo:font-style="normal" style:text-underline-style="none" fo:font-weight="normal" officeooo:rsid="001337e2" style:font-size-asian="14pt" style:font-weight-asian="normal" style:font-size-complex="14pt" style:font-weight-complex="normal"/>
    </style:style>
    <style:style style:name="T88" style:family="text">
      <style:text-properties fo:font-variant="normal" fo:text-transform="none" fo:color="#252525" style:text-line-through-style="none" style:text-line-through-type="none" style:font-name="sans-serif" fo:font-size="14pt" fo:letter-spacing="normal" fo:language="uk" fo:country="UA" fo:font-style="normal" style:text-underline-style="none" fo:font-weight="normal" officeooo:rsid="0032ea97" style:font-size-asian="14pt" style:font-weight-asian="normal" style:font-size-complex="14pt" style:font-weight-complex="normal"/>
    </style:style>
    <style:style style:name="T89" style:family="text">
      <style:text-properties fo:font-variant="normal" fo:text-transform="none" fo:color="#252525" style:text-line-through-style="none" style:text-line-through-type="none" style:font-name="sans-serif" fo:font-size="14pt" fo:letter-spacing="normal" fo:language="uk" fo:country="UA" fo:font-style="normal" style:text-underline-style="none" fo:font-weight="normal" officeooo:rsid="0038be81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fo:color="#252525" style:text-line-through-style="none" style:text-line-through-type="none" style:font-name="sans-serif" fo:font-size="14pt" fo:letter-spacing="normal" fo:language="en" fo:country="US" fo:font-style="normal" style:text-underline-style="none" fo:font-weight="normal" officeooo:rsid="0032ea97" style:font-size-asian="14pt" style:font-weight-asian="normal" style:font-size-complex="14pt" style:font-weight-complex="normal"/>
    </style:style>
    <style:style style:name="T91" style:family="text">
      <style:text-properties fo:font-variant="normal" fo:text-transform="none" fo:color="#252525" style:text-line-through-style="none" style:text-line-through-type="none" style:font-name="sans-serif" fo:letter-spacing="normal" fo:language="uk" fo:country="UA" fo:font-style="normal" style:text-underline-style="none" fo:font-weight="normal" officeooo:rsid="0032ea97" style:font-weight-asian="normal" style:font-weight-complex="normal"/>
    </style:style>
    <style:style style:name="T92" style:family="text">
      <style:text-properties fo:font-variant="normal" fo:text-transform="none" fo:color="#252525" style:text-line-through-style="none" style:text-line-through-type="none" style:font-name="sans-serif" fo:letter-spacing="normal" fo:language="uk" fo:country="UA" fo:font-style="normal" style:text-underline-style="none" fo:font-weight="normal" officeooo:rsid="0032ea97" style:text-blinking="false" fo:background-color="#ffffff" loext:char-shading-value="0" style:font-weight-asian="normal" style:font-weight-complex="normal"/>
    </style:style>
    <style:style style:name="T93" style:family="text">
      <style:text-properties fo:font-variant="normal" fo:text-transform="none" fo:color="#252525" style:text-line-through-style="none" style:text-line-through-type="none" style:font-name="sans-serif" fo:letter-spacing="normal" fo:language="en" fo:country="US" fo:font-style="normal" style:text-underline-style="none" fo:font-weight="normal" officeooo:rsid="00339fc7" style:font-weight-asian="normal" style:font-weight-complex="normal"/>
    </style:style>
    <style:style style:name="T94" style:family="text">
      <style:text-properties fo:font-variant="normal" fo:text-transform="none" fo:color="#000000" style:font-name="Arial" fo:font-size="15pt" fo:letter-spacing="normal" fo:font-style="normal" style:text-underline-style="none" fo:font-weight="normal" officeooo:rsid="000daa5f" style:font-size-asian="15pt" style:font-weight-asian="normal" style:font-size-complex="15pt" style:font-weight-complex="normal"/>
    </style:style>
    <style:style style:name="T95" style:family="text">
      <style:text-properties fo:font-variant="normal" fo:text-transform="none" fo:color="#000000" style:font-name="Times New Roman1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96" style:family="text">
      <style:text-properties fo:font-variant="normal" fo:text-transform="none" fo:color="#000000" style:font-name="Times New Roman1" fo:font-size="14pt" fo:letter-spacing="normal" fo:font-style="italic" style:text-underline-style="none" fo:font-weight="normal" style:font-size-asian="14pt" style:font-weight-asian="normal" style:font-size-complex="14pt" style:font-weight-complex="normal"/>
    </style:style>
    <style:style style:name="T97" style:family="text">
      <style:text-properties fo:font-variant="normal" fo:text-transform="none" fo:color="#000000" style:font-name="Times New Roman1" fo:font-size="14pt" fo:letter-spacing="normal" fo:language="en" fo:country="US" fo:font-style="normal" style:text-underline-style="none" fo:font-weight="normal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0000" style:font-name="Times New Roman1" fo:font-size="14pt" fo:letter-spacing="normal" fo:language="en" fo:country="US" fo:font-style="normal" style:text-underline-style="none" style:font-size-asian="14pt" style:font-weight-asian="normal" style:font-size-complex="14pt" style:font-weight-complex="normal"/>
    </style:style>
    <style:style style:name="T99" style:family="text">
      <style:text-properties fo:font-variant="normal" fo:text-transform="none" fo:color="#000000" style:font-name="Times New Roman1" fo:font-size="14pt" fo:letter-spacing="normal" fo:language="en" fo:country="US" fo:font-style="normal" style:text-underline-style="none" officeooo:rsid="002ff7e3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0000" style:font-name="Times New Roman1" fo:font-size="14pt" fo:letter-spacing="normal" fo:language="en" fo:country="US" fo:font-style="italic" style:text-underline-style="none" fo:font-weight="normal" style:font-size-asian="14pt" style:font-weight-asian="normal" style:font-size-complex="14pt" style:font-weight-complex="normal"/>
    </style:style>
    <style:style style:name="T101" style:family="text">
      <style:text-properties fo:font-variant="normal" fo:text-transform="none" fo:color="#000000" style:font-name="Times New Roman1" fo:font-size="14pt" fo:letter-spacing="normal" fo:language="uk" fo:country="UA" fo:font-style="normal" style:text-underline-style="none" officeooo:rsid="0030177e" style:font-size-asian="14pt" style:font-weight-asian="normal" style:font-size-complex="14pt" style:font-weight-complex="normal"/>
    </style:style>
    <style:style style:name="T102" style:family="text">
      <style:text-properties fo:font-variant="normal" fo:text-transform="none" fo:color="#000000" style:font-name="Times New Roman1" fo:font-size="14pt" fo:letter-spacing="normal" fo:language="uk" fo:country="UA" fo:font-style="normal" style:text-underline-style="none" officeooo:rsid="002ff7e3" style:font-size-asian="14pt" style:font-weight-asian="normal" style:font-size-complex="14pt" style:font-weight-complex="normal"/>
    </style:style>
    <style:style style:name="T103" style:family="text">
      <style:text-properties fo:font-variant="normal" fo:text-transform="none" fo:color="#000000" style:font-name="Times New Roman1" fo:font-size="14pt" fo:letter-spacing="normal" fo:language="uk" fo:country="UA" fo:font-style="italic" style:text-underline-style="none" officeooo:rsid="0030177e" style:font-size-asian="14pt" style:font-weight-asian="normal" style:font-size-complex="14pt" style:font-weight-complex="normal"/>
    </style:style>
    <style:style style:name="T104" style:family="text">
      <style:text-properties fo:font-variant="normal" fo:text-transform="none" fo:color="#000000" style:font-name="Courier New" fo:font-size="14pt" fo:letter-spacing="normal" fo:font-style="normal" style:text-underline-style="none" fo:font-weight="normal" style:font-size-asian="14pt" style:font-weight-asian="normal" style:font-size-complex="14pt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font-name="sans-serif" fo:font-size="14pt" fo:letter-spacing="normal" fo:language="uk" fo:country="UA" fo:font-style="normal" style:text-underline-style="none" fo:font-weight="normal" officeooo:rsid="0032ea97" style:text-blinking="false" fo:background-color="#ffffff" loext:char-shading-value="0" style:font-size-asian="14pt" style:font-weight-asian="normal" style:font-size-complex="14pt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font-name="sans-serif" fo:letter-spacing="normal" fo:language="uk" fo:country="UA" fo:font-style="normal" style:text-underline-style="none" fo:font-weight="normal" officeooo:rsid="0038be81" style:text-blinking="false" fo:background-color="#ffffff" loext:char-shading-value="0" style:font-weight-asian="normal" style:font-weight-complex="normal"/>
    </style:style>
    <style:style style:name="T107" style:family="text">
      <style:text-properties fo:font-variant="normal" fo:text-transform="none" fo:color="#0b0080" style:text-line-through-style="none" style:text-line-through-type="none" style:font-name="sans-serif" fo:font-size="14pt" fo:letter-spacing="normal" fo:language="uk" fo:country="UA" fo:font-style="normal" style:text-underline-style="none" fo:font-weight="normal" officeooo:rsid="0032ea97" style:text-blinking="false" fo:background-color="#ffffff" loext:char-shading-value="0" style:font-size-asian="14pt" style:font-weight-asian="normal" style:font-size-complex="14pt" style:font-weight-complex="normal"/>
    </style:style>
    <style:style style:name="T108" style:family="text">
      <style:text-properties fo:language="en" fo:country="US"/>
    </style:style>
    <style:style style:name="T109" style:family="text">
      <style:text-properties fo:language="en" fo:country="US" fo:font-style="italic"/>
    </style:style>
    <style:style style:name="T110" style:family="text">
      <style:text-properties fo:language="en" fo:country="US" fo:font-style="italic" officeooo:rsid="002ff7e3"/>
    </style:style>
    <style:style style:name="T111" style:family="text">
      <style:text-properties officeooo:rsid="002059a2"/>
    </style:style>
    <style:style style:name="T112" style:family="text">
      <style:text-properties fo:language="uk" fo:country="UA" officeooo:rsid="002059a2"/>
    </style:style>
    <style:style style:name="T113" style:family="text">
      <style:text-properties fo:language="uk" fo:country="UA" fo:font-style="italic"/>
    </style:style>
    <style:style style:name="T114" style:family="text">
      <style:text-properties fo:language="uk" fo:country="UA" fo:font-style="italic" officeooo:rsid="002ff7e3"/>
    </style:style>
    <style:style style:name="T115" style:family="text">
      <style:text-properties style:font-name="Times New Roman" fo:font-size="14pt" fo:language="uk" fo:country="UA" style:text-underline-style="none" fo:font-weight="normal" officeooo:rsid="0014995c" style:font-size-asian="14pt" style:font-weight-asian="normal" style:font-size-complex="14pt" style:font-weight-complex="normal"/>
    </style:style>
    <style:style style:name="T116" style:family="text">
      <style:text-properties style:font-name="Times New Roman" fo:font-size="14pt" fo:language="uk" fo:country="UA" style:text-underline-style="none" fo:font-weight="normal" officeooo:rsid="00212548" style:font-size-asian="14pt" style:font-weight-asian="normal" style:font-size-complex="14pt" style:font-weight-complex="normal"/>
    </style:style>
    <style:style style:name="T117" style:family="text">
      <style:text-properties style:font-name="Times New Roman" fo:font-size="15pt" fo:language="uk" fo:country="UA" style:text-underline-style="none" fo:font-weight="normal" style:font-size-asian="15pt" style:font-weight-asian="normal" style:font-size-complex="15pt" style:font-weight-complex="normal"/>
    </style:style>
    <style:style style:name="T118" style:family="text">
      <style:text-properties fo:language="ru" fo:country="RU" fo:font-style="italic"/>
    </style:style>
    <style:style style:name="T119" style:family="text">
      <style:text-properties fo:language="ru" fo:country="RU" fo:font-style="italic" officeooo:rsid="002ff7e3"/>
    </style:style>
    <style:style style:name="T120" style:family="text">
      <style:text-properties officeooo:rsid="002cf911"/>
    </style:style>
    <style:style style:name="T121" style:family="text">
      <style:text-properties officeooo:rsid="002e9b64"/>
    </style:style>
    <style:style style:name="T122" style:family="text">
      <style:text-properties fo:font-style="italic"/>
    </style:style>
    <style:style style:name="T123" style:family="text">
      <style:text-properties fo:font-size="14pt" style:text-underline-style="none" fo:font-weight="normal" officeooo:rsid="001d454b" style:font-size-asian="14pt" style:font-weight-asian="normal" style:font-size-complex="14pt" style:font-weight-complex="normal"/>
    </style:style>
    <style:style style:name="T124" style:family="text">
      <style:text-properties style:text-line-through-style="none" style:text-line-through-type="none" fo:font-size="15pt" fo:language="uk" fo:country="UA" style:text-underline-style="none" fo:font-weight="normal" officeooo:rsid="0032ea97" style:font-size-asian="15pt" style:font-weight-asian="normal" style:font-size-complex="15pt" style:font-weight-complex="normal"/>
    </style:style>
    <style:style style:name="T125" style:family="text">
      <style:text-properties style:text-line-through-style="none" style:text-line-through-type="none" fo:font-size="14pt" fo:language="uk" fo:country="UA" style:text-underline-style="none" fo:font-weight="normal" officeooo:rsid="0032ea97" style:font-size-asian="14pt" style:font-weight-asian="normal" style:font-size-complex="14pt" style:font-weight-complex="normal"/>
    </style:style>
    <style:style style:name="T126" style:family="text">
      <style:text-properties style:text-line-through-style="none" style:text-line-through-type="none" fo:language="uk" fo:country="UA" style:text-underline-style="none" fo:font-weight="normal" officeooo:rsid="0032ea97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7"/>Київський національний <text:s/>університет імені Тараса Шевченка</text:p>
      <text:p text:style-name="P1"><text:s text:c="14"/>Факультет комп'ютерних наук та кібернетики</text:p>
      <text:p text:style-name="P1"><text:s text:c="22"/>Кафедра інформаційних систем</text:p>
      <text:p text:style-name="P1"/>
      <text:p text:style-name="P1"/>
      <text:p text:style-name="P1"><text:s text:c="21"/></text:p>
      <text:p text:style-name="P1"/>
      <text:p text:style-name="P1"/>
      <text:p text:style-name="P1"/>
      <text:p text:style-name="P1"/>
      <text:p text:style-name="P1"/>
      <text:p text:style-name="P1"/>
      <text:p text:style-name="P4"><text:s text:c="23"/>Алгоритми та складність</text:p>
      <text:p text:style-name="P4"><text:s text:c="29"/>Завдання №1</text:p>
      <text:p text:style-name="P4"><text:s text:c="32"/>Звіт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88"/><text:span text:style-name="T5">Виконала:</text:span></text:p>
      <text:p text:style-name="P4"><text:s text:c="75"/><text:span text:style-name="T6">студентка групи К-27</text:span></text:p>
      <text:p text:style-name="P4"><text:s text:c="10"/><text:span text:style-name="T1"><text:s text:c="67"/></text:span><text:span text:style-name="T6">Уложенко Марина Андріївна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 text:c="50"/>Київ-2016 </text:p>
      <text:p text:style-name="P42"><text:soft-page-break/><text:s text:c="23"/>Бульбашкове сортування </text:p>
      <text:p text:style-name="P6"><text:span text:style-name="T6">Умова завдання</text:span><text:span text:style-name="T8">: Реалізувати бульбашкове сортування та проаналізувати його складність.</text:span></text:p>
      <text:p text:style-name="P43">Опис алгоритму: </text:p>
      <text:p text:style-name="P3"><text:span text:style-name="T29">а</text:span><text:span text:style-name="T9">.</text:span><text:span text:style-name="T68">Алгоритм працює таким чином— у поданому наборі даних (списку чи масиві) порівнюються два сусідні елементи. Якщо один з елементів, не відповідає критерію сортування (є більшим, або ж, навпаки, меншим за свого сусіда), то ці два елемент</text:span><text:span text:style-name="T69">и міняються місцями .</text:span><text:span text:style-name="T68">Прохід по списку продовжується до тих пір, доки дані не будуть відсортованими.</text:span><text:span text:style-name="T17"> </text:span><text:span text:style-name="T51">Оптимізація відбувається за рахунок логічної змінної,за допомогою якої перевіряється чи було переміщення елементів у масиві.Якщо їх не було,то масив відсортований ,робота алгоритму зупиняється на даному результаті.</text:span></text:p>
      <text:p text:style-name="P15"><text:span text:style-name="T5">в</text:span><text:span text:style-name="T17">. Масиви та списки,вектори </text:span></text:p>
      <text:p text:style-name="P15"><text:span text:style-name="T5">с</text:span><text:span text:style-name="T17">.</text:span><text:span text:style-name="T18">Інваріант : </text:span><text:span text:style-name="T25">На і-тому кроці зовнішнього циклу </text:span><text:span text:style-name="T39">for <text:s/></text:span><text:span text:style-name="T52">і <text:s/>останніх елементів відсортовані.(після кожного проходу циклу в кінці отримуємо максимальний елемент з </text:span><text:span text:style-name="T40">n-</text:span><text:span text:style-name="T39">i</text:span><text:span text:style-name="T52"> елементів,що залишились).</text:span></text:p>
      <text:p text:style-name="P64">Ініціалізація : При і=1 останній елемент масиву відсортований за означенням.</text:p>
      <text:p text:style-name="P31"><text:span text:style-name="T43">Збереження:При <text:s/>і</text:span><text:span text:style-name="T32">&lt;n </text:span><text:span text:style-name="T43">ми маємо зростаючу відсортовану послідовність з </text:span><text:span text:style-name="T32">n-i</text:span></text:p>
      <text:p text:style-name="P80"><text:span text:style-name="T17">елементів при додаванні до неї елемента меншого за найменший з даної відсортованої послідовності </text:span><text:span text:style-name="T26">і найменшого з невідсортованих отримаємо відсортовану послідовність з і+1 елемента.</text:span></text:p>
      <text:p text:style-name="P65">Збереження :</text:p>
      <text:p text:style-name="P32"><text:span text:style-name="T43">При і=</text:span><text:span text:style-name="T32">n </text:span><text:span text:style-name="T43">ми маємо відсортовану послідовність з і ,тобто </text:span><text:span text:style-name="T32">n <text:s/></text:span><text:span text:style-name="T43">елементів ,що і є нашим масивом.</text:span></text:p>
      <text:p text:style-name="P54">Аналіз алгоритму:</text:p>
      <text:p text:style-name="P20"><text:span text:style-name="T5">а</text:span><text:span text:style-name="T17">. Най</text:span><text:span text:style-name="T21">гірший</text:span><text:span text:style-name="T17"> час роботи :О(</text:span><text:span text:style-name="T32">n^</text:span><text:span text:style-name="T43">2)</text:span></text:p>
      <text:p text:style-name="P20"><text:span text:style-name="T43"><text:s text:c="4"/>Найкращий час роботи:О(</text:span><text:span text:style-name="T32">n)</text:span></text:p>
      <text:p text:style-name="P20"><text:span text:style-name="T32"><text:s text:c="4"/></text:span><text:span text:style-name="T43">Середній час роботи : О(</text:span><text:span text:style-name="T32">n^</text:span><text:span text:style-name="T43">2)</text:span></text:p>
      <text:p text:style-name="P20"><text:span text:style-name="T43"><text:s text:c="4"/>Просторова складність у найгіршому випадку :О(</text:span><text:span text:style-name="T32">n) </text:span><text:span text:style-name="T43">загальний, О(1) допоміжний .</text:span></text:p>
      <text:p text:style-name="P25"><text:span text:style-name="T56">в.</text:span><text:span text:style-name="T43">Залежність між </text:span><text:span text:style-name="T44">часом роботи та обсягом вхідних данних:</text:span><text:span text:style-name="T53">О(</text:span><text:span text:style-name="T33">n^2</text:span><text:span text:style-name="T53">)</text:span></text:p>
      <text:p text:style-name="P27"><text:span text:style-name="T56">с</text:span><text:span text:style-name="T43">.Залежність між об'ємом пам'яті та обсягом вхідних данних:</text:span><text:span text:style-name="T53">О(</text:span><text:span text:style-name="T32">n+1</text:span><text:span text:style-name="T53">)</text:span></text:p>
      <text:p text:style-name="P33"><text:span text:style-name="T5">d:</text:span><text:span text:style-name="T43">Залежність між часом роботи та пам'яттю :не залежить</text:span></text:p>
      <text:p text:style-name="P34"><text:span text:style-name="T57">Тотожність складності алгор</text:span><text:span text:style-name="T43">итму та складно</text:span><text:span text:style-name="T57">сті алгоритму :</text:span></text:p>
      <text:p text:style-name="P36"><text:span text:style-name="T57">В реалізації використовується подвійний цикл </text:span><text:span text:style-name="T7">for ,</text:span><text:span text:style-name="T57">що забезпечує </text:span></text:p>
      <text:p text:style-name="P36"><text:span text:style-name="T57">складність реалізації О(</text:span><text:span text:style-name="T7">n^2</text:span><text:span text:style-name="T57">)</text:span></text:p>
      <text:p text:style-name="P34"><text:span text:style-name="T57">Висновки : </text:span><text:span text:style-name="T41"><text:s/>Алгоритм забезпечу</text:span><text:span text:style-name="T43">є сортуван</text:span><text:span text:style-name="T48">н</text:span><text:span text:style-name="T43">я масиву, але оскільки </text:span></text:p>
      <text:p text:style-name="P62">складність за часом квадратично зростає відповідно до кількості данних <text:s/><text:soft-page-break/>,він працює дуже повільно <text:span text:style-name="T120">і не є ефективним на великому наборі вхідних данних</text:span>.</text:p>
      <text:p text:style-name="P13"><text:span text:style-name="T2">С</text:span><text:span text:style-name="T1">ортування </text:span><text:span text:style-name="T2">вставками</text:span></text:p>
      <text:p text:style-name="P7"><text:span text:style-name="T6">Умова завдання</text:span><text:span text:style-name="T8">: Реалізувати <text:s/>сортування </text:span><text:span text:style-name="T16">вставками </text:span><text:span text:style-name="T8"><text:s/>та проаналізувати його складність.</text:span></text:p>
      <text:p text:style-name="P44">Опис алгоритму: </text:p>
      <text:p text:style-name="P38"><text:span text:style-name="T29">а</text:span><text:span text:style-name="T9">.</text:span><text:span text:style-name="T10">Н</text:span><text:span text:style-name="T94">а і-му етапі відбувається „вставка” і-ого елемента а[і] в потрібну позицію серед елементів а[1], а[2], ..., а[і-1], які вже впорядковані. Після цієї вставки перші і елементів будуть впорядковані.</text:span><text:span text:style-name="T69"> </text:span><text:span text:style-name="T17"><text:s/></text:span></text:p>
      <text:p text:style-name="P75">На кожному кроці алгоритму ми вибираємо один з елементів вхідних даних і вставляємо його на потрібну позицію у вже відсортованому списку до тих пір, доки набір вхідних даних не буде вичерпано. Метод вибору чергового елементу з початкового масиву довільний; може використовуватися практично будь-який алгоритм вибору. Зазвичай (і з метою отримання стійкого алгоритму сортування), елементи вставляються за порядком їх появи у вхідному масиві.</text:p>
      <text:p text:style-name="P69"><text:span text:style-name="T77">Реалізація:</text:span><text:span text:style-name="T67"> </text:span></text:p>
      <text:p text:style-name="P16"><text:span text:style-name="T5">в</text:span><text:span text:style-name="T17">. Масиви та списки,вектори </text:span></text:p>
      <text:p text:style-name="P16"><text:span text:style-name="T5">с</text:span><text:span text:style-name="T17">. </text:span><text:span text:style-name="T18">Інваріант : </text:span><text:span text:style-name="T47">На </text:span><text:span text:style-name="T36">j </text:span><text:span text:style-name="T47">-тому кроці елементи від 0 до </text:span><text:span text:style-name="T36">j-1 </text:span><text:span text:style-name="T54">елементів</text:span><text:span text:style-name="T47"> відсортовані </text:span></text:p>
      <text:p text:style-name="P60">Ініціалізація. Покажемо справедливість інваріанта циклу для першої ітерації, тобто при j = 1. Таким чином, підмножина елементів A [0 ... j -1] складається тільки з одного елемента A [0], який зберігає початкове значення.<text:line-break/>Збереження. Покажемо, що інваріант циклу зберігається після кожної ітерації. Можна сказати, що в тілі зовнішнього циклу for відбувається зміщення елементів A [j -1], A [j -2], A [j -3] ... на одну позицію до тих пір, поки не звільниться підходяще місце для елемента A [j] , куди він і розташовується.<text:line-break/>Завершення. <text:s/>Подивимося, що відбувається по завершенню роботи циклу. Сортування методом включення зовнішній цикл for завершується, коли j більше n, тобто коли j = n . Підставивши у формулювання інваріанта циклу значення n + 1, одержимо наступне твердження: в підмножину елементів A [0 ... n-1] знаходяться ті ж елементи, які були в ньому на початку роботи алгоритму, але вони розташовані у відсортованому порядку. Це і підтверджує коректність алгоритму.</text:p>
      <text:p text:style-name="P49">Аналіз алгоритму:</text:p>
      <text:p text:style-name="P21"><text:span text:style-name="T5">а</text:span><text:span text:style-name="T17">. Найкращий час роботи :О(</text:span><text:span text:style-name="T34">n</text:span><text:span text:style-name="T43">)</text:span></text:p>
      <text:p text:style-name="P21"><text:span text:style-name="T43"><text:s text:c="4"/>Най</text:span><text:span text:style-name="T49">гірший</text:span><text:span text:style-name="T43"> час роботи:О(</text:span><text:span text:style-name="T32">n</text:span><text:span text:style-name="T34">^2</text:span><text:span text:style-name="T32">)</text:span></text:p>
      <text:p text:style-name="P21"><text:span text:style-name="T32"><text:s text:c="4"/></text:span><text:span text:style-name="T43">Середній час роботи : О(</text:span><text:span text:style-name="T32">n^</text:span><text:span text:style-name="T43">2)</text:span></text:p>
      <text:p text:style-name="P21"><text:span text:style-name="T43"><text:s text:c="4"/>Просторова складність у найгіршому випадку :О(</text:span><text:span text:style-name="T32">n) </text:span><text:span text:style-name="T43">загальний, О(1) </text:span><text:soft-page-break/><text:span text:style-name="T43">допоміжний .</text:span></text:p>
      <text:p text:style-name="P26"><text:span text:style-name="T56">в.</text:span><text:span text:style-name="T43">Залежність між </text:span><text:span text:style-name="T44">часом роботи та обсягом вхідних данних:</text:span><text:span text:style-name="T53">О(</text:span><text:span text:style-name="T33">n</text:span><text:span text:style-name="T37">^2</text:span><text:span text:style-name="T53">)</text:span></text:p>
      <text:p text:style-name="P26"><text:span text:style-name="T44">с.Залежність між об'ємом пам'яті та обсягом вхідних данних:</text:span><text:span text:style-name="T53">О(</text:span><text:span text:style-name="T33">n+1</text:span><text:span text:style-name="T53">)</text:span></text:p>
      <text:p text:style-name="P70"><text:span text:style-name="T76">d:</text:span><text:span text:style-name="T78">Залежність між часом роботи та пам'яттю :не залежить</text:span></text:p>
      <text:p text:style-name="P34"><text:span text:style-name="T57">Висновки : </text:span><text:span text:style-name="T41"><text:s/>Алгоритм забезпечу</text:span><text:span text:style-name="T43">є сортуваняя масиву,</text:span><text:span text:style-name="T45">стійкий</text:span><text:span text:style-name="T43">, але оскільки </text:span></text:p>
      <text:p text:style-name="P37"><text:span text:style-name="T43">складність за часом </text:span><text:span text:style-name="T45">в середньому </text:span><text:span text:style-name="T43">квадратично зростає відповідно до кількості данних <text:s/>,він працює дуже повільно .</text:span></text:p>
      <text:p text:style-name="P66"/>
      <text:p text:style-name="P5"><text:span text:style-name="T59">С</text:span><text:span text:style-name="T3">ортування </text:span><text:span text:style-name="T4">вибором </text:span></text:p>
      <text:p text:style-name="P9"><text:span text:style-name="T6">Умова завдання</text:span><text:span text:style-name="T8">: Реалізувати <text:s/>сортування </text:span><text:span text:style-name="T11">вибором</text:span><text:span text:style-name="T8"> та проаналізувати його складність.</text:span></text:p>
      <text:p text:style-name="P45">Опис алгоритму: </text:p>
      <text:p text:style-name="P39"><text:span text:style-name="T29">а</text:span><text:span text:style-name="T9">.</text:span><text:span text:style-name="T70">Алгоритм працює таким чином:</text:span></text:p>
      <text:list xml:id="list4595487452398351918" text:style-name="L1">
        <text:list-item>
          <text:p text:style-name="P93">Знаходить у списку найменше значення</text:p>
        </text:list-item>
        <text:list-item>
          <text:p text:style-name="P94">Міняє його місцями із першим значеннями у списку</text:p>
        </text:list-item>
        <text:list-item>
          <text:p text:style-name="P94">Повторює два попередніх кроки, доки список не завершиться (починаючи з другої позиції)</text:p>
        </text:list-item>
      </text:list>
      <text:p text:style-name="P39"><text:span text:style-name="T30">в</text:span><text:span text:style-name="T19">. Масиви та списки,вектори </text:span></text:p>
      <text:p text:style-name="P18"><text:span text:style-name="T5">с</text:span><text:span text:style-name="T17">.</text:span><text:span text:style-name="T18">Інваріант : </text:span><text:span text:style-name="T20">На і -тому кроці елементи від 0 до і-1 відсортовані </text:span></text:p>
      <text:p text:style-name="P55">Ініціалізація. Покажемо справедливість інваріанту циклу для першої ітерації, тобто при j=<text:span text:style-name="T121">1</text:span>. Таким чином, підмножина елементів A[<text:span text:style-name="T121">0</text:span>...j–1] складається тільки з одного елементу A[<text:span text:style-name="T121">0</text:span>], який зберігає початкове значення.</text:p>
      <text:p text:style-name="P56"><text:s/>Збереження. Покажемо, що інваріант циклу зберігається після кожної ітерації. Можна сказати, що в тілі зовнішнього циклу for відбувається <text:span text:style-name="T121">перевірка</text:span> елементів A[j–1], A[j–2], A[j–3], … на <text:span text:style-name="T121">відношення менше</text:span> до тих пір, поки не з<text:span text:style-name="T121">найдеться</text:span> відповідне місце для <text:span text:style-name="T112">мінімального </text:span>елементу , куди він і розташовується ,<text:span text:style-name="T121">а елемент ,що розташований на даній позиції займає позицію мінімального </text:span>. </text:p>
      <text:p text:style-name="P55">Завершення. Нарешті, подивимось, що відбувається по завершенню роботи циклу. При сортуванні методом <text:span text:style-name="T121">вибором </text:span>зовнішній цикл for завершується, коли j більше за n, тобто коли j = n . Підстави<text:span text:style-name="T111">мо</text:span> в формулювання інваріанту циклу значення n , отримаємо таке твердження: у підмножині елементів A[<text:span text:style-name="T121">0</text:span>…n-<text:span text:style-name="T121">1</text:span>] знаходяться ті самі елементи, які були в ньому на початку роботи алгоритму, але вони розташовані у відсортованому порядку. Це і підтверджує коректність алгоритму. </text:p>
      <text:p text:style-name="P50">Аналіз алгоритму:</text:p>
      <text:p text:style-name="P23"><text:span text:style-name="T5">а</text:span><text:span text:style-name="T17">. Найкращий час роботи :О(</text:span><text:span text:style-name="T34">n*</text:span><text:span text:style-name="T35">log</text:span><text:span text:style-name="T47">(</text:span><text:span text:style-name="T35">n)</text:span><text:span text:style-name="T43">)</text:span></text:p>
      <text:p text:style-name="P23"><text:span text:style-name="T43"><text:s text:c="4"/>Най</text:span><text:span text:style-name="T49">гірший</text:span><text:span text:style-name="T43"> час роботи:О(</text:span><text:span text:style-name="T32">n</text:span><text:span text:style-name="T34">*log(n)</text:span><text:span text:style-name="T32">)</text:span></text:p>
      <text:p text:style-name="P23"><text:soft-page-break/><text:span text:style-name="T32"><text:s text:c="4"/></text:span><text:span text:style-name="T43">Середній час роботи : О(</text:span><text:span text:style-name="T32">n*</text:span><text:span text:style-name="T34">log(n)</text:span><text:span text:style-name="T43">)</text:span></text:p>
      <text:p text:style-name="P23"><text:span text:style-name="T43"><text:s text:c="4"/>Просторова складність у найгіршому випадку :О(</text:span><text:span text:style-name="T32">n) </text:span><text:span text:style-name="T43">допоміжний .</text:span></text:p>
      <text:p text:style-name="P26"><text:span text:style-name="T56">в.</text:span><text:span text:style-name="T43">Залежність між </text:span><text:span text:style-name="T44">часом роботи та обсягом вхідних данних:</text:span><text:span text:style-name="T53">О(</text:span><text:span text:style-name="T33">n</text:span><text:span text:style-name="T37">*log(n)</text:span><text:span text:style-name="T53">)</text:span></text:p>
      <text:p text:style-name="P26"><text:span text:style-name="T44">с.Залежність між об'ємом пам'яті та обсягом вхідних данних:</text:span><text:span text:style-name="T53">О(</text:span><text:span text:style-name="T33">n</text:span><text:span text:style-name="T53">)</text:span></text:p>
      <text:p text:style-name="P70"><text:span text:style-name="T78">d:Залежність між часом роботи та пам'яттю :</text:span><text:span text:style-name="T80">О(</text:span><text:span text:style-name="T79">n</text:span><text:span text:style-name="T80">)</text:span></text:p>
      <text:p text:style-name="P35"><text:span text:style-name="T57">Висновки : </text:span><text:span text:style-name="T41"><text:s/>Алгоритм забезпечу</text:span><text:span text:style-name="T43">є сортуван</text:span><text:span text:style-name="T49">н</text:span><text:span text:style-name="T43">я масиву,</text:span><text:span text:style-name="T45">не стійкий.</text:span><text:span text:style-name="T115">Алгоритм виявляється ефективним тільки на маленьких масивах.</text:span><text:span text:style-name="T116">О</text:span><text:span text:style-name="T117">скільки </text:span></text:p>
      <text:p text:style-name="P79">складність за часом квадратично зростає відповідно до кількості данних <text:s/>,він працює дуже повільно.</text:p>
      <text:p text:style-name="P12"><text:span text:style-name="T58">Швидке</text:span><text:span text:style-name="T1"> </text:span><text:span text:style-name="T3">сортування</text:span></text:p>
      <text:p text:style-name="P8"><text:span text:style-name="T6">Умова завдання</text:span><text:span text:style-name="T8">: Реалізувати </text:span><text:span text:style-name="T12">швидке</text:span><text:span text:style-name="T8"> сортування та проаналізувати його складність.</text:span></text:p>
      <text:p text:style-name="P46">Опис алгоритму: </text:p>
      <text:p text:style-name="P38"><text:span text:style-name="T29">а</text:span><text:span text:style-name="T9">.</text:span><text:span text:style-name="T69">Ідея алгоритму полягає в переставлянні елементів масиву таким чином, щоб його можна було розділити на дві частини і кожний елемент з першої частини був не більший за будь-який елемент з другої. Впорядкування кожної з частин відбувається рекурсивно.</text:span><text:span text:style-name="T19"> </text:span></text:p>
      <text:p text:style-name="P17"><text:span text:style-name="T5">в</text:span><text:span text:style-name="T17">. Масиви та списки,вектори </text:span></text:p>
      <text:p text:style-name="P14"><text:span text:style-name="T31">с</text:span><text:span text:style-name="T19">..</text:span><text:span text:style-name="T18">Інваріант : </text:span></text:p>
      <text:p text:style-name="P14"><text:span text:style-name="T27">На початку кожної ітерації циклу для будь-якого індексу k массиву справедливо наступне: <text:line-break/>1. якщо p ≤ k ≤ i, A[k] ≤ x;<text:line-break/>2. якщо i + 1 ≤ k ≤ j − 1, то A[k] &gt; x;<text:line-break/>3. якщо k = r, то A[k] = x. <text:line-break/></text:span><text:span text:style-name="T95">.</text:span><text:span text:style-name="T96">Ініціалізація</text:span><text:span text:style-name="T95">. Перед першою ітерацією </text:span><text:span text:style-name="T97">циклу</text:span><text:span text:style-name="T98">fo</text:span><text:span text:style-name="T99">r </text:span><text:span text:style-name="T100">i</text:span><text:span text:style-name="T95">=</text:span><text:span text:style-name="T96">p</text:span><text:span text:style-name="T95">– 1 та</text:span><text:span text:style-name="T96">j</text:span><text:span text:style-name="T95">=</text:span><text:span text:style-name="T96">p</text:span><text:span text:style-name="T95">. Між елементами з індексами </text:span><text:span text:style-name="T96">p </text:span><text:span text:style-name="T95">та </text:span><text:span text:style-name="T96">i </text:span><text:span text:style-name="T95">немає жодних елементів, як їх немає між елементами з індексами </text:span><text:span text:style-name="T96">i</text:span><text:span text:style-name="T95">+ 1 та </text:span><text:span text:style-name="T96">j</text:span><text:span text:style-name="T95">– 1, тому перші дві умови інваріанту виконуються. Рядок 1 процедури </text:span><text:span text:style-name="T104">Partition </text:span><text:span text:style-name="T95">призводить до виконання і третьої умови (четверта умова виконується за визначенням).</text:span></text:p>
      <text:p text:style-name="P87">2.<text:span text:style-name="T122">Збереження</text:span>. <text:span text:style-name="T119">Нехай А</text:span><text:span text:style-name="T110">[j]&gt;x.</text:span><text:span text:style-name="T114">Тоді значення <text:s/></text:span><text:span text:style-name="T110">j </text:span><text:span text:style-name="T114">збільшується на 1.</text:span></text:p>
      <text:p text:style-name="P88"><text:span text:style-name="T113">При цьому для елемента <text:s/></text:span><text:span text:style-name="T118">А</text:span><text:span text:style-name="T109">[j-</text:span><text:span text:style-name="T113">1</text:span><text:span text:style-name="T109">] </text:span><text:span text:style-name="T113">виконується умова 2, а інші елементи залишаються без змін.</text:span></text:p>
      <text:p text:style-name="P85"><text:span text:style-name="T101">3.</text:span><text:span text:style-name="T103">Завершення</text:span><text:span text:style-name="T101">. </text:span><text:span text:style-name="T102">По завершенню роботи алгоритму </text:span><text:span text:style-name="T99">j=r.</text:span><text:span text:style-name="T102">Кожен елемент масиву належить до однієї з трьох множин , описаних в інваріанті :ті,що не перевищують х ; ті ,що </text:span><text:span text:style-name="T101">пер</text:span></text:p>
      <text:p text:style-name="P89">Аналіз алгоритму:</text:p>
      <text:p text:style-name="P22"><text:span text:style-name="T5">а</text:span><text:span text:style-name="T17">. Най</text:span><text:span text:style-name="T21">гірший</text:span><text:span text:style-name="T17"> час роботи :О(</text:span><text:span text:style-name="T34">n^2</text:span><text:span text:style-name="T43">)</text:span></text:p>
      <text:p text:style-name="P22"><text:span text:style-name="T43"><text:s text:c="4"/>Найкращий час роботи:О(</text:span><text:span text:style-name="T32">n</text:span><text:span text:style-name="T34">*log(n)</text:span><text:span text:style-name="T32">)</text:span></text:p>
      <text:p text:style-name="P22"><text:span text:style-name="T32"><text:s text:c="4"/></text:span><text:span text:style-name="T43">Середній час роботи : О(</text:span><text:span text:style-name="T32">n*</text:span><text:span text:style-name="T34">log(n)</text:span><text:span text:style-name="T43">)</text:span></text:p>
      <text:p text:style-name="P22"><text:span text:style-name="T43"><text:s text:c="4"/>Просторова складність у найгіршому випадку :О(</text:span><text:span text:style-name="T32">n) </text:span><text:span text:style-name="T43">загальний, О(1) допоміжний .</text:span></text:p>
      <text:p text:style-name="P26"><text:soft-page-break/><text:span text:style-name="T56">в.</text:span><text:span text:style-name="T43">Залежність між </text:span><text:span text:style-name="T44">часом роботи та обсягом вхідних данних:</text:span><text:span text:style-name="T53">О(</text:span><text:span text:style-name="T33">n</text:span><text:span text:style-name="T37">^2</text:span><text:span text:style-name="T53">)</text:span></text:p>
      <text:p text:style-name="P26"><text:span text:style-name="T44">с.Залежність між об'ємом пам'яті та обсягом вхідних данних:</text:span><text:span text:style-name="T53">О(</text:span><text:span text:style-name="T33">n+1</text:span><text:span text:style-name="T53">)</text:span></text:p>
      <text:p text:style-name="P73">d:Залежність між часом роботи та пам'яттю :не залежить</text:p>
      <text:p text:style-name="P38"><text:span text:style-name="T60">Висновки : </text:span><text:span text:style-name="T42"><text:s/>Алгоритм забезпечу</text:span><text:span text:style-name="T46">є сортуваняя масиву,</text:span><text:span text:style-name="T45">не стійкий.</text:span><text:span text:style-name="T71">Час роботи алгоритму сортування залежить від збалансованості, що характеризує розбиття. Збалансованість, у свою чергу залежить від</text:span><text:span text:style-name="T74"> </text:span><text:span text:style-name="T73">т</text:span><text:span text:style-name="T71">ого, який елемент обрано як опорний (відносно якого елемента виконується розбиття). Якщо розбиття збалансоване, то асимптотично алгоритм працює так само швидко як і алгоритм сортування злиттям. У найгіршому випадку, асимптотична поведінка алгоритму настільки ж погана, як і в алгоритму сортування включенням.</text:span></text:p>
      <text:p text:style-name="P72"/>
      <text:p text:style-name="P72"/>
      <text:p text:style-name="P72"/>
      <text:p text:style-name="P38"><text:span text:style-name="T72">С</text:span><text:span text:style-name="T65">ортування </text:span><text:span text:style-name="T66">злиттям </text:span></text:p>
      <text:p text:style-name="P8"><text:span text:style-name="T6">Умова завдання</text:span><text:span text:style-name="T8">: Реалізувати <text:s/>сортування </text:span><text:span text:style-name="T10">злиттям</text:span><text:span text:style-name="T8"> та проаналізувати його складність.</text:span></text:p>
      <text:p text:style-name="P46">Опис алгоритму: </text:p>
      <text:p text:style-name="P39"><text:span text:style-name="T29">а</text:span><text:span text:style-name="T9">.</text:span><text:span text:style-name="T69">В основі цього способу сортування лежить злиття двох упорядкованих ділянок масиву в одну впорядковану ділянку іншого масиву. </text:span><text:span text:style-name="T19"><text:s/></text:span></text:p>
      <text:p text:style-name="P17"><text:span text:style-name="T5">в</text:span><text:span text:style-name="T17">. Масиви та списки,вектори </text:span></text:p>
      <text:p text:style-name="P17"><text:span text:style-name="T5">с</text:span><text:span text:style-name="T17">. </text:span><text:span text:style-name="T18">Інваріант : </text:span><text:span text:style-name="T22">при злитті двох відсортованих послідовностей отримаємо</text:span></text:p>
      <text:p text:style-name="P58">відсортовану послідовність</text:p>
      <text:p text:style-name="P58">Ініціалізація : маємо дві одно елементні послідовності при злитті ,яких отримуємо відсортовану послідовність з 2 елементів</text:p>
      <text:p text:style-name="P58">Збереження:</text:p>
      <text:p text:style-name="P28"><text:span text:style-name="T17">Маємо дві відсортовані послідовності , оскільки за алгоритмом <text:s/>,</text:span><text:span text:style-name="T23">в результуючий масив ми додаємо елементи в порядку зростання,дописуємо </text:span></text:p>
      <text:p text:style-name="P29"><text:span text:style-name="T23">в кінець результуючої,якщо одна </text:span><text:span text:style-name="T24">з послідовностей закінчилась</text:span></text:p>
      <text:p text:style-name="P59">Завершення : </text:p>
      <text:p text:style-name="P29"><text:span text:style-name="T23"><text:tab/></text:span><text:span text:style-name="T24">Зливаємо дві послідовності розміром </text:span><text:span text:style-name="T38">n/2 </text:span><text:span text:style-name="T50">згідно з нашим алгоритмом </text:span></text:p>
      <text:p text:style-name="P30"><text:span text:style-name="T50">о</text:span><text:span text:style-name="T43">тримуємо відсортовану послідовність розміром </text:span><text:span text:style-name="T32">n</text:span></text:p>
      <text:p text:style-name="P51">Аналіз алгоритму:</text:p>
      <text:p text:style-name="P22"><text:span text:style-name="T5">а</text:span><text:span text:style-name="T17">. Найкращий час роботи :О(</text:span><text:span text:style-name="T34">n*</text:span><text:span text:style-name="T35">log</text:span><text:span text:style-name="T47">(</text:span><text:span text:style-name="T35">n)</text:span><text:span text:style-name="T43">)</text:span></text:p>
      <text:p text:style-name="P22"><text:span text:style-name="T43"><text:s text:c="4"/>Най</text:span><text:span text:style-name="T49">гірший</text:span><text:span text:style-name="T43"> час роботи:О(</text:span><text:span text:style-name="T32">n</text:span><text:span text:style-name="T34">*log(n)</text:span><text:span text:style-name="T32">)</text:span></text:p>
      <text:p text:style-name="P22"><text:span text:style-name="T32"><text:s text:c="4"/></text:span><text:span text:style-name="T43">Середній час роботи : О(</text:span><text:span text:style-name="T32">n*</text:span><text:span text:style-name="T34">log(n)</text:span><text:span text:style-name="T43">)</text:span></text:p>
      <text:p text:style-name="P22"><text:span text:style-name="T43"><text:s text:c="4"/>Просторова складність у найгіршому випадку :О(</text:span><text:span text:style-name="T32">n) </text:span><text:span text:style-name="T43">допоміжний .</text:span></text:p>
      <text:p text:style-name="P26"><text:span text:style-name="T56">в.</text:span><text:span text:style-name="T43">Залежність між </text:span><text:span text:style-name="T44">часом роботи та обсягом вхідних данних:</text:span><text:span text:style-name="T53">О(</text:span><text:span text:style-name="T33">n</text:span><text:span text:style-name="T37">*log(n)</text:span><text:span text:style-name="T53">)</text:span></text:p>
      <text:p text:style-name="P26"><text:soft-page-break/></text:p>
      <text:p text:style-name="P26"><text:span text:style-name="T44">с.Залежність між об'ємом пам'яті та обсягом вхідних данних:</text:span><text:span text:style-name="T53">О(</text:span><text:span text:style-name="T33">n</text:span><text:span text:style-name="T53">)</text:span><text:span text:style-name="T33"><text:line-break/></text:span></text:p>
      <text:p text:style-name="P73">d:Залежність між часом роботи та пам'яттю :не залежить</text:p>
      <text:p text:style-name="P74"/>
      <text:p text:style-name="P81"><text:span text:style-name="T60">Висновки : </text:span><text:span text:style-name="T42"><text:s/>Алгоритм забезпечу</text:span><text:span text:style-name="T46">є сортуваняя масиву</text:span><text:span text:style-name="T81">.Переваги стійкий та швидкий.Недоліки використовує додаткову пам*ять розмір якої пропорційний <text:s/>довжині вхідного масиву.</text:span></text:p>
      <text:p text:style-name="P76"/>
      <text:p text:style-name="P81"><text:span text:style-name="T62">Пірамідальне</text:span><text:span text:style-name="T64"> </text:span><text:span text:style-name="T65">сортування</text:span></text:p>
      <text:p text:style-name="P10"><text:span text:style-name="T6">Умова завдання</text:span><text:span text:style-name="T8">: Реалізувати </text:span><text:span text:style-name="T13">пірамідальне </text:span><text:span text:style-name="T8"><text:s/>сортування <text:s/>та проаналізувати його складність.</text:span></text:p>
      <text:p text:style-name="P47">Опис алгоритму: </text:p>
      <text:p text:style-name="P77"><text:span text:style-name="T29">а</text:span><text:span text:style-name="T9">.</text:span><text:span text:style-name="T14">1 Частина </text:span></text:p>
      <text:p text:style-name="P61">Почати побудову піраміди можна з a[k]...a[n], k = [size/2]. Ця частина масиву задовольняє властивості піраміди, так як не існує індексів i,j: i = 2i+1 ( або j = 2i+2 )... Просто тому, що такі i,j знаходяться за кордоном масиву.<text:line-break/><text:line-break/>Слід зауважити, що неправильно говорити про те, що a[k]..a[n] є пірамідою як самостійний масив. Це, взагалі кажучи, не вірно: його елементи можуть бути будь-якими. Властивість піраміди зберігається лише в рамках початкового, основного масиву a[0]...a[n].<text:line-break/><text:line-break/>Далі будемо розширювати частина масиву, що володіє настільки корисним властивістю, додаючи по одному елементу за крок. Наступний елемент на кожному кроці додавання - той, який стоїть перед вже готової частиною.<text:line-break/><text:line-break/>Щоб при додаванні елемента зберігалася пірамідальність, будемо використовувати наступну процедуру розширення піраміди a[i+1]..a[n] на елемент a[i] вліво:<text:line-break/><text:line-break/>Дивимося на синів ліворуч і праворуч - в масиві це a[2i+1] і a[2i+2] і вибираємо найбільшого з них.<text:line-break/>Якщо цей елемент більше a[i] - міняємо його з a[i] місцями і йдемо до кроку 2, маючи на увазі нове положення a[i] в масиві. Інакше кінець процедури.</text:p>
      <text:p text:style-name="P61">2 частина </text:p>
      <text:p text:style-name="P61">Беремо верхній елемент піраміди a[0]...a[n] (перший в масиві) і міняємо з останнім місцями. Тепер "забуваємо" про це елементі і далі розглядаємо масив a[0]...a[n-1]. Для перетворення його в піраміду досить просіяти <text:soft-page-break/>лише новий перший елемент.<text:line-break/>Повторюємо крок 1, поки оброблювана частина масиву не зменшиться до одного елемента.<text:line-break/></text:p>
      <text:p text:style-name="P19"><text:span text:style-name="T5">в</text:span><text:span text:style-name="T17">. Масиви та вектори </text:span></text:p>
      <text:p text:style-name="P19"><text:span text:style-name="T5">с</text:span><text:span text:style-name="T17">.</text:span><text:span text:style-name="T18">Інваріант : </text:span></text:p>
      <text:p text:style-name="P57">Останні і елементів відсортовані на і -тому кроці</text:p>
      <text:p text:style-name="P57">Ініціалізація: на першому кроці останній елемент <text:s/>автоматично відсортований </text:p>
      <text:p text:style-name="P57">Збереження :</text:p>
      <text:p text:style-name="P57">При заміні першого (максимального ) і останнього елементів </text:p>
      <text:p text:style-name="P57">до і вже відсортованих додається елемент ,який менший і ,відсортованих ,і+1 останні елементи будуть відсортовані </text:p>
      <text:p text:style-name="P57">Завершення:</text:p>
      <text:p text:style-name="P57">При змінні позиції елемента на ту ж саму відсортований масив залишиться відсортованим.</text:p>
      <text:p text:style-name="P52">Аналіз алгоритму:</text:p>
      <text:p text:style-name="P24"><text:span text:style-name="T5">а</text:span><text:span text:style-name="T17">. Найкращий час роботи :О(</text:span><text:span text:style-name="T34">n*</text:span><text:span text:style-name="T35">log</text:span><text:span text:style-name="T47">(</text:span><text:span text:style-name="T35">n)</text:span><text:span text:style-name="T43">)</text:span></text:p>
      <text:p text:style-name="P24"><text:span text:style-name="T43"><text:s text:c="4"/>Най</text:span><text:span text:style-name="T49">гірший</text:span><text:span text:style-name="T43"> час роботи:О(</text:span><text:span text:style-name="T32">n</text:span><text:span text:style-name="T34">*log(n)</text:span><text:span text:style-name="T32">)</text:span></text:p>
      <text:p text:style-name="P24"><text:span text:style-name="T32"><text:s text:c="4"/></text:span><text:span text:style-name="T43">Середній час роботи : О(</text:span><text:span text:style-name="T32">n*</text:span><text:span text:style-name="T34">log(n)</text:span><text:span text:style-name="T43">)</text:span></text:p>
      <text:p text:style-name="P24"><text:span text:style-name="T43"><text:s text:c="4"/>Просторова складність у найгіршому випадку :О(</text:span><text:span text:style-name="T32">n) </text:span><text:span text:style-name="T43">допоміжний .</text:span></text:p>
      <text:p text:style-name="P26"><text:span text:style-name="T56">в.</text:span><text:span text:style-name="T43">Залежність між </text:span><text:span text:style-name="T44">часом роботи та обсягом вхідних данних:</text:span><text:span text:style-name="T53">О(</text:span><text:span text:style-name="T33">n</text:span><text:span text:style-name="T37">*log(n)</text:span><text:span text:style-name="T53">)</text:span></text:p>
      <text:p text:style-name="P26"><text:span text:style-name="T37">d</text:span><text:span text:style-name="T44">.Залежність між об'ємом пам'яті та обсягом вхідних данних:</text:span><text:span text:style-name="T53">О(</text:span><text:span text:style-name="T33">n</text:span><text:span text:style-name="T53">)</text:span></text:p>
      <text:p text:style-name="P70"><text:span text:style-name="T78">d:Залежність між часом роботи та пам'яттю :</text:span><text:span text:style-name="T80">О(</text:span><text:span text:style-name="T79">n</text:span><text:span text:style-name="T80">)</text:span></text:p>
      <text:p text:style-name="P40"><text:span text:style-name="T60">Висновки : </text:span><text:span text:style-name="T42"><text:s/>Алгоритм забезпечу</text:span><text:span text:style-name="T46">є сортуваняя масиву,</text:span><text:span text:style-name="T45">.</text:span></text:p>
      <text:p text:style-name="P67">Переваги :</text:p>
      <text:p text:style-name="P67">Час роботи <text:s/>в найгіршому випадку О(<text:span text:style-name="T108">n*log(n))</text:span></text:p>
      <text:p text:style-name="P67">Вимагає О(1) додаткової пам'яті</text:p>
      <text:p text:style-name="P67">Недоліки :</text:p>
      <text:p text:style-name="P68">не стійкий</text:p>
      <text:p text:style-name="P68">на майже відсортованих данних прайює так само,як на хаотичних</text:p>
      <text:p text:style-name="P68">не працює на зв'язних списках та інших структурах пам'яті послідовного доступу.</text:p>
      <text:p text:style-name="P78"><text:span text:style-name="T62">П</text:span><text:span text:style-name="T63">орозрядне </text:span><text:span text:style-name="T65">сортування</text:span></text:p>
      <text:p text:style-name="P11"><text:span text:style-name="T6">Умова завдання</text:span><text:span text:style-name="T8">: Реалізувати </text:span><text:span text:style-name="T15">порозрядне</text:span><text:span text:style-name="T13"> </text:span><text:span text:style-name="T8"><text:s/>сортування <text:s/>та проаналізувати його складність.</text:span></text:p>
      <text:p text:style-name="P48">Опис алгоритму: </text:p>
      <text:p text:style-name="P78"><text:span text:style-name="T29">а</text:span><text:span text:style-name="T9">.</text:span><text:span text:style-name="T14"><text:line-break/></text:span><text:span text:style-name="T83">Ідея полягає в тому, щоб спочатку впорядкувати всі елементи за молодшим розрядом, потім стабільно впорядкувати за другим розрядом, </text:span><text:soft-page-break/><text:span text:style-name="T83">потім за третім і так далі аж до найстаршого. Оскільки, припускається, що кожен розряд приймає значення з невеликого діапазону, то кожен цикл впорядкування можна виконувати швидко і з малими затратами пам'яті.</text:span><text:span text:style-name="T123"> </text:span></text:p>
      <text:p text:style-name="P90"><text:span text:style-name="T5">в</text:span><text:span text:style-name="T17">. Масиви,</text:span><text:span text:style-name="T28">списки </text:span><text:span text:style-name="T17"><text:s/>та вектори <text:s/>.</text:span></text:p>
      <text:p text:style-name="P91"><text:span text:style-name="T17">Інваріант :</text:span></text:p>
      <text:p text:style-name="P91"><text:span text:style-name="T17">Після кожного проходу циклу </text:span><text:span text:style-name="T32">for <text:s text:c="3"/></text:span><text:span text:style-name="T43">елементи відсортовані за і-останніми <text:s/>розрядами.</text:span></text:p>
      <text:p text:style-name="P91"><text:span text:style-name="T43">Ініціалізація :</text:span></text:p>
      <text:p text:style-name="P91"><text:span text:style-name="T43">При першому проході елементи відсортовані за останнім розрядом </text:span></text:p>
      <text:p text:style-name="P91"><text:span text:style-name="T43">Збереження:</text:span></text:p>
      <text:p text:style-name="P91"><text:span text:style-name="T43">При сортуванні елементів з і-1 однаковими розрядами за і розрядом </text:span></text:p>
      <text:p text:style-name="P91"><text:span text:style-name="T43">дана ця послідовність залишиться відсортованою за і останніх розрядів .</text:span></text:p>
      <text:p text:style-name="P92"><text:span text:style-name="T43">Так для кожної такої групи.А дані групи вже ввідсортовані за і-1 останніми розрядами.</text:span></text:p>
      <text:p text:style-name="P92"><text:span text:style-name="T43">Завершення:маємо відсортовану послідовність груп <text:s/>з відсортованими за і-1 останніми розрядами елементів і якщо відсортувати кожну з цих груп за і останнім розрядом ми отримаємо наш вхідний ,але відсортований масив.</text:span></text:p>
      <text:p text:style-name="P53">Аналіз алгоритму:</text:p>
      <text:p text:style-name="P82"><text:span text:style-name="T61">а</text:span><text:span text:style-name="T124">Час роботи кожного циклу сортування залежить від того алгоритму ,що використовується як допоміжний .</text:span><text:span text:style-name="T88">Найчастіше використовують </text:span><text:span text:style-name="T89">с</text:span><text:span text:style-name="T107">о</text:span><text:span text:style-name="T105">ртування підрахунком </text:span><text:span text:style-name="T88">, що працює за час О(</text:span><text:span text:style-name="T90">N+K</text:span><text:span text:style-name="T88">)(де N — кількість елементів в масиві; K — кількість символів у алфавіті, якщо впорядковуються десяткові числа, то K = 10) і використовує додатково пам'яті. Всього здійснюється стільки циклів впорядкування, скільки розрядів у максимальному елементі.</text:span><text:span text:style-name="T125"> </text:span></text:p>
      <text:p text:style-name="P2"><text:span text:style-name="T91">Загальна с</text:span><text:span text:style-name="T106">кладність </text:span><text:span text:style-name="T92"><text:s/></text:span><text:span text:style-name="T91">роботи алгоритму з використанням сортування підрахунком є </text:span><text:span text:style-name="T93">O(D*(N+K))</text:span><text:span text:style-name="T91">(D — кількість розрядів). Якщо впорядковувати цим алгоритмом цілі числа, то складність буде </text:span><text:span text:style-name="T93">O(N*log(M))</text:span><text:span text:style-name="T91">, де M — найбільший елемент масиву.</text:span><text:span text:style-name="T126"> </text:span></text:p>
      <text:p text:style-name="P84"/>
      <text:p text:style-name="P82"><text:span text:style-name="T60">Висновки : </text:span><text:span text:style-name="T42"><text:s/></text:span><text:span text:style-name="T86">Сортування за розрядами</text:span><text:span text:style-name="T87"> — швидкий </text:span><text:span text:style-name="T82">стійкий </text:span><text:span text:style-name="T87">алгоритм впорядкування даних. Застосовується для впорядкування елементів, що є ланцюжками над будь-яким скінченним алфавітом (напр. рядки, або цілі числа). Як допоміжний використовує будь-який інший стабільний алгоритм сортування.</text:span></text:p>
      <text:p text:style-name="P86"><text:span text:style-name="T84">Алгоритм застосовувався для впорядкування </text:span><text:span text:style-name="T85">перфокарт </text:span><text:span text:style-name="T75">.</text:span></text:p>
      <text:p text:style-name="P83"><text:span text:style-name="T45">Д</text:span><text:span text:style-name="T43">жерела :Кормен “Алгоритми побудова та аналіз “</text:span></text:p>
      <text:p text:style-name="P63">Кормен “Вступ в алгоритми “</text:p>
      <text:p text:style-name="P63">Вікіпедія</text:p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Courier New" svg:font-family="'Courier New'"/>
    <style:font-face style:name="Mangal1" svg:font-family="Mangal"/>
    <style:font-face style:name="Times New Roman1" svg:font-family="'Times New Roman'"/>
    <style:font-face style:name="sans-serif" svg:font-family="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23:00:19.374000000</meta:creation-date>
    <meta:editing-duration>PT2H15M2S</meta:editing-duration>
    <meta:editing-cycles>5</meta:editing-cycles>
    <meta:generator>LibreOffice/5.0.1.2$Windows_x86 LibreOffice_project/81898c9f5c0d43f3473ba111d7b351050be20261</meta:generator>
    <dc:date>2016-12-21T16:20:00.484000000</dc:date>
    <meta:document-statistic meta:table-count="0" meta:image-count="0" meta:object-count="0" meta:page-count="9" meta:paragraph-count="172" meta:word-count="2076" meta:character-count="15592" meta:non-whitespace-character-count="13062"/>
  </office:meta>
</office:document-meta>
</file>